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lr-tb"/>
    </style:style>
    <style:style style:name="Таблица1.A" style:family="table-column">
      <style:table-column-properties style:column-width="5.667cm" style:rel-column-width="21845*"/>
    </style:style>
    <style:style style:name="Таблица1.B" style:family="table-column">
      <style:table-column-properties style:column-width="5.667cm" style:rel-column-width="21844*"/>
    </style:style>
    <style:style style:name="Таблица1.C" style:family="table-column">
      <style:table-column-properties style:column-width="5.667cm" style:rel-column-width="21846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C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text-align="center" style:justify-single-word="false"/>
      <style:text-properties fo:font-size="24pt" style:font-size-asian="24pt" style:font-size-complex="24pt"/>
    </style:style>
    <style:style style:name="P2" style:family="paragraph" style:parent-style-name="Text_20_body">
      <style:text-properties officeooo:rsid="00177bb0" officeooo:paragraph-rsid="00330dae"/>
    </style:style>
    <style:style style:name="P3" style:family="paragraph" style:parent-style-name="Text_20_body">
      <style:paragraph-properties fo:text-align="justify" style:justify-single-word="false"/>
      <style:text-properties fo:font-size="12pt" officeooo:paragraph-rsid="0051a5ae" style:font-size-asian="10.5pt" style:font-size-complex="12pt"/>
    </style:style>
    <style:style style:name="P4" style:family="paragraph" style:parent-style-name="Text_20_body">
      <style:paragraph-properties fo:text-align="end" style:justify-single-word="false"/>
      <style:text-properties fo:font-size="12pt" officeooo:rsid="00157f3a" officeooo:paragraph-rsid="0051a5ae" style:font-size-asian="10.5pt" style:font-size-complex="12pt"/>
    </style:style>
    <style:style style:name="P5" style:family="paragraph" style:parent-style-name="Text_20_body">
      <style:text-properties fo:font-weight="normal" officeooo:rsid="007ccb9e" officeooo:paragraph-rsid="00871459" style:font-weight-asian="normal" style:font-weight-complex="normal"/>
    </style:style>
    <style:style style:name="P6" style:family="paragraph" style:parent-style-name="Text_20_body">
      <style:text-properties fo:font-weight="normal" officeooo:rsid="0081b222" officeooo:paragraph-rsid="00871459" style:font-weight-asian="normal" style:font-weight-complex="normal"/>
    </style:style>
    <style:style style:name="P7" style:family="paragraph" style:parent-style-name="Text_20_body">
      <style:text-properties fo:font-weight="normal" officeooo:rsid="008a349d" officeooo:paragraph-rsid="00871459" style:font-weight-asian="normal" style:font-weight-complex="normal"/>
    </style:style>
    <style:style style:name="P8" style:family="paragraph" style:parent-style-name="Text_20_body">
      <style:text-properties officeooo:rsid="00a21249" officeooo:paragraph-rsid="00a21249"/>
    </style:style>
    <style:style style:name="P9" style:family="paragraph" style:parent-style-name="Contents_20_Heading">
      <style:paragraph-properties fo:break-before="page"/>
    </style:style>
    <style:style style:name="P10" style:family="paragraph" style:parent-style-name="Standard">
      <style:text-properties fo:font-weight="normal" officeooo:rsid="0022fe75" officeooo:paragraph-rsid="00209aed" style:font-weight-asian="normal" style:font-weight-complex="normal"/>
    </style:style>
    <style:style style:name="P11" style:family="paragraph" style:parent-style-name="Standard">
      <style:text-properties fo:font-weight="normal" officeooo:rsid="004302ef" officeooo:paragraph-rsid="004302ef" style:font-weight-asian="normal" style:font-weight-complex="normal"/>
    </style:style>
    <style:style style:name="P12" style:family="paragraph" style:parent-style-name="Standard">
      <style:text-properties fo:font-weight="normal" officeooo:rsid="0037c81c" officeooo:paragraph-rsid="0037c81c" style:font-weight-asian="normal" style:font-weight-complex="normal"/>
    </style:style>
    <style:style style:name="P13" style:family="paragraph" style:parent-style-name="Standard">
      <style:text-properties fo:font-weight="normal" officeooo:rsid="0079b0d6" officeooo:paragraph-rsid="0079b0d6" style:font-weight-asian="normal" style:font-weight-complex="normal"/>
    </style:style>
    <style:style style:name="P14" style:family="paragraph" style:parent-style-name="Standard">
      <style:text-properties fo:font-weight="normal" officeooo:rsid="00a9542d" officeooo:paragraph-rsid="00a9542d" style:font-weight-asian="normal" style:font-weight-complex="normal"/>
    </style:style>
    <style:style style:name="P15" style:family="paragraph" style:parent-style-name="Standard">
      <style:text-properties officeooo:rsid="004302ef" officeooo:paragraph-rsid="004302ef"/>
    </style:style>
    <style:style style:name="P16" style:family="paragraph" style:parent-style-name="Table_20_Contents">
      <style:text-properties officeooo:rsid="0037c81c" officeooo:paragraph-rsid="0037c81c"/>
    </style:style>
    <style:style style:name="P17" style:family="paragraph" style:parent-style-name="Table_20_Contents">
      <style:text-properties officeooo:rsid="0037c81c" officeooo:paragraph-rsid="003c3022"/>
    </style:style>
    <style:style style:name="P18" style:family="paragraph" style:parent-style-name="Table_20_Contents">
      <style:text-properties officeooo:rsid="0038911d" officeooo:paragraph-rsid="0038911d"/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Standard" style:list-style-name="WW8Num2">
      <style:text-properties officeooo:paragraph-rsid="008ec01f"/>
    </style:style>
    <style:style style:name="P22" style:family="paragraph" style:parent-style-name="Standard" style:list-style-name="WW8Num2">
      <style:text-properties fo:font-weight="normal" officeooo:rsid="0029bf4d" officeooo:paragraph-rsid="008ec01f" style:font-weight-asian="normal" style:font-weight-complex="normal"/>
    </style:style>
    <style:style style:name="P23" style:family="paragraph" style:parent-style-name="Standard" style:list-style-name="L5">
      <style:text-properties fo:font-weight="normal" officeooo:rsid="0024d94d" officeooo:paragraph-rsid="0070627d" style:font-weight-asian="normal" style:font-weight-complex="normal"/>
    </style:style>
    <style:style style:name="P24" style:family="paragraph" style:parent-style-name="Standard" style:list-style-name="L5">
      <style:text-properties fo:font-weight="normal" officeooo:rsid="00122177" officeooo:paragraph-rsid="0070627d" style:font-weight-asian="normal" style:font-weight-complex="normal"/>
    </style:style>
    <style:style style:name="P25" style:family="paragraph" style:parent-style-name="Standard" style:list-style-name="L7">
      <style:text-properties fo:font-weight="normal" officeooo:rsid="00122177" officeooo:paragraph-rsid="007b6d58" style:font-weight-asian="normal" style:font-weight-complex="normal"/>
    </style:style>
    <style:style style:name="P26" style:family="paragraph" style:parent-style-name="Standard" style:list-style-name="L5">
      <style:text-properties fo:font-weight="normal" officeooo:rsid="0071373a" officeooo:paragraph-rsid="0071373a" style:font-weight-asian="normal" style:font-weight-complex="normal"/>
    </style:style>
    <style:style style:name="P27" style:family="paragraph" style:parent-style-name="Standard" style:list-style-name="L7">
      <style:text-properties fo:font-weight="normal" officeooo:rsid="0071373a" officeooo:paragraph-rsid="007b6d58" style:font-weight-asian="normal" style:font-weight-complex="normal"/>
    </style:style>
    <style:style style:name="P28" style:family="paragraph" style:parent-style-name="Standard" style:list-style-name="L5">
      <style:text-properties fo:font-weight="normal" officeooo:rsid="00268bab" officeooo:paragraph-rsid="00ac8568" style:font-weight-asian="normal" style:font-weight-complex="normal"/>
    </style:style>
    <style:style style:name="P29" style:family="paragraph" style:parent-style-name="Standard" style:list-style-name="L5">
      <style:text-properties fo:font-weight="normal" officeooo:rsid="0029ff6f" officeooo:paragraph-rsid="0029ff6f" style:font-weight-asian="normal" style:font-weight-complex="normal"/>
    </style:style>
    <style:style style:name="P30" style:family="paragraph" style:parent-style-name="Standard" style:list-style-name="L5">
      <style:text-properties fo:font-weight="normal" officeooo:rsid="0037c81c" officeooo:paragraph-rsid="00ab62e1" style:font-weight-asian="normal" style:font-weight-complex="normal"/>
    </style:style>
    <style:style style:name="P31" style:family="paragraph" style:parent-style-name="Standard" style:list-style-name="L5">
      <style:text-properties fo:font-weight="normal" officeooo:rsid="007f1808" officeooo:paragraph-rsid="007f1808" style:font-weight-asian="normal" style:font-weight-complex="normal"/>
    </style:style>
    <style:style style:name="P32" style:family="paragraph" style:parent-style-name="Standard" style:list-style-name="L5">
      <style:text-properties fo:font-weight="normal" officeooo:rsid="007f1808" officeooo:paragraph-rsid="009085ea" style:font-weight-asian="normal" style:font-weight-complex="normal"/>
    </style:style>
    <style:style style:name="P33" style:family="paragraph" style:parent-style-name="Standard" style:list-style-name="L5">
      <style:text-properties fo:font-weight="normal" officeooo:rsid="007f1808" officeooo:paragraph-rsid="0090cc8d" style:font-weight-asian="normal" style:font-weight-complex="normal"/>
    </style:style>
    <style:style style:name="P34" style:family="paragraph" style:parent-style-name="Standard" style:list-style-name="L5">
      <style:text-properties fo:font-weight="normal" officeooo:rsid="0091761f" officeooo:paragraph-rsid="0091761f" style:font-weight-asian="normal" style:font-weight-complex="normal"/>
    </style:style>
    <style:style style:name="P35" style:family="paragraph" style:parent-style-name="Standard" style:list-style-name="L5">
      <style:text-properties fo:font-weight="normal" officeooo:rsid="0091761f" officeooo:paragraph-rsid="009de386" style:font-weight-asian="normal" style:font-weight-complex="normal"/>
    </style:style>
    <style:style style:name="P36" style:family="paragraph" style:parent-style-name="Standard" style:list-style-name="L5">
      <style:text-properties fo:font-weight="normal" officeooo:rsid="00943bbd" officeooo:paragraph-rsid="009cd51e" style:font-weight-asian="normal" style:font-weight-complex="normal"/>
    </style:style>
    <style:style style:name="P37" style:family="paragraph" style:parent-style-name="Standard" style:list-style-name="L6">
      <style:text-properties fo:font-weight="normal" officeooo:rsid="0052f1df" officeooo:paragraph-rsid="0052f1df" style:font-weight-asian="normal" style:font-weight-complex="normal"/>
    </style:style>
    <style:style style:name="P38" style:family="paragraph" style:parent-style-name="Standard" style:list-style-name="L6">
      <style:text-properties fo:font-weight="normal" officeooo:rsid="00521878" officeooo:paragraph-rsid="00521878" style:font-weight-asian="normal" style:font-weight-complex="normal"/>
    </style:style>
    <style:style style:name="P39" style:family="paragraph" style:parent-style-name="Standard" style:list-style-name="L6">
      <style:text-properties fo:font-weight="normal" officeooo:rsid="005a86b2" officeooo:paragraph-rsid="005a86b2" style:font-weight-asian="normal" style:font-weight-complex="normal"/>
    </style:style>
    <style:style style:name="P40" style:family="paragraph" style:parent-style-name="Standard" style:list-style-name="L6">
      <style:text-properties fo:font-weight="normal" officeooo:rsid="005a86b2" officeooo:paragraph-rsid="00860717" style:font-weight-asian="normal" style:font-weight-complex="normal"/>
    </style:style>
    <style:style style:name="P41" style:family="paragraph" style:parent-style-name="Standard" style:list-style-name="L6">
      <style:text-properties fo:font-weight="normal" officeooo:rsid="006281ba" officeooo:paragraph-rsid="006281ba" style:font-weight-asian="normal" style:font-weight-complex="normal"/>
    </style:style>
    <style:style style:name="P42" style:family="paragraph" style:parent-style-name="Standard" style:list-style-name="L6">
      <style:text-properties fo:font-weight="normal" officeooo:rsid="00638470" officeooo:paragraph-rsid="00638470" style:font-weight-asian="normal" style:font-weight-complex="normal"/>
    </style:style>
    <style:style style:name="P43" style:family="paragraph" style:parent-style-name="Standard" style:list-style-name="L6">
      <style:text-properties fo:font-weight="normal" officeooo:rsid="0066d774" officeooo:paragraph-rsid="0066d774" style:font-weight-asian="normal" style:font-weight-complex="normal"/>
    </style:style>
    <style:style style:name="P44" style:family="paragraph" style:parent-style-name="Standard" style:list-style-name="L7">
      <style:text-properties fo:font-weight="normal" officeooo:rsid="00728792" officeooo:paragraph-rsid="00728792" style:font-weight-asian="normal" style:font-weight-complex="normal"/>
    </style:style>
    <style:style style:name="P45" style:family="paragraph" style:parent-style-name="Standard" style:list-style-name="L7">
      <style:text-properties fo:font-weight="normal" officeooo:rsid="0079b0d6" officeooo:paragraph-rsid="0079b0d6" style:font-weight-asian="normal" style:font-weight-complex="normal"/>
    </style:style>
    <style:style style:name="P46" style:family="paragraph" style:parent-style-name="Standard" style:list-style-name="WW8Num2">
      <style:text-properties officeooo:rsid="0029bf4d" officeooo:paragraph-rsid="008ec01f"/>
    </style:style>
    <style:style style:name="P47" style:family="paragraph" style:parent-style-name="Standard" style:list-style-name="WW8Num2">
      <style:text-properties officeooo:rsid="002cb336" officeooo:paragraph-rsid="008ec01f"/>
    </style:style>
    <style:style style:name="P48" style:family="paragraph" style:parent-style-name="Standard" style:list-style-name="WW8Num3">
      <style:text-properties officeooo:paragraph-rsid="00122177"/>
    </style:style>
    <style:style style:name="P49" style:family="paragraph" style:parent-style-name="Standard" style:list-style-name="WW8Num3">
      <style:text-properties officeooo:paragraph-rsid="001176ed"/>
    </style:style>
    <style:style style:name="P50" style:family="paragraph" style:parent-style-name="Standard" style:list-style-name="WW8Num3">
      <style:text-properties officeooo:rsid="00122177" officeooo:paragraph-rsid="00122177"/>
    </style:style>
    <style:style style:name="P51" style:family="paragraph" style:parent-style-name="Standard" style:list-style-name="L3">
      <style:text-properties officeooo:paragraph-rsid="0014ad49"/>
    </style:style>
    <style:style style:name="P52" style:family="paragraph" style:parent-style-name="Standard" style:list-style-name="L3">
      <style:text-properties officeooo:rsid="003e9a16" officeooo:paragraph-rsid="003e9a16"/>
    </style:style>
    <style:style style:name="P53" style:family="paragraph" style:parent-style-name="Standard" style:list-style-name="L3">
      <style:text-properties officeooo:rsid="003e9a16" officeooo:paragraph-rsid="00777d94"/>
    </style:style>
    <style:style style:name="P54" style:family="paragraph" style:parent-style-name="Standard" style:list-style-name="L3">
      <style:text-properties officeooo:rsid="001a4008" officeooo:paragraph-rsid="003e9a16"/>
    </style:style>
    <style:style style:name="P55" style:family="paragraph" style:parent-style-name="Standard" style:list-style-name="L3">
      <style:text-properties officeooo:rsid="001c0015" officeooo:paragraph-rsid="001c0015"/>
    </style:style>
    <style:style style:name="P56" style:family="paragraph" style:parent-style-name="Standard" style:list-style-name="L3">
      <style:text-properties officeooo:rsid="001c0015" officeooo:paragraph-rsid="004ea70a"/>
    </style:style>
    <style:style style:name="P57" style:family="paragraph" style:parent-style-name="Standard" style:list-style-name="L3">
      <style:text-properties officeooo:rsid="00209aed" officeooo:paragraph-rsid="00a59f49"/>
    </style:style>
    <style:style style:name="P58" style:family="paragraph" style:parent-style-name="Standard" style:list-style-name="L3">
      <style:text-properties officeooo:rsid="004302ef" officeooo:paragraph-rsid="004302ef"/>
    </style:style>
    <style:style style:name="P59" style:family="paragraph" style:parent-style-name="Standard" style:list-style-name="L4">
      <style:text-properties officeooo:rsid="004302ef" officeooo:paragraph-rsid="004302ef"/>
    </style:style>
    <style:style style:name="P60" style:family="paragraph" style:parent-style-name="Standard" style:list-style-name="L4">
      <style:text-properties officeooo:rsid="004302ef" officeooo:paragraph-rsid="00459a91"/>
    </style:style>
    <style:style style:name="P61" style:family="paragraph" style:parent-style-name="Standard" style:list-style-name="L4">
      <style:text-properties officeooo:rsid="004302ef" officeooo:paragraph-rsid="0044c1b5"/>
    </style:style>
    <style:style style:name="P62" style:family="paragraph" style:parent-style-name="Standard" style:list-style-name="L4">
      <style:text-properties officeooo:rsid="004302ef" officeooo:paragraph-rsid="00471253"/>
    </style:style>
    <style:style style:name="P63" style:family="paragraph" style:parent-style-name="Standard" style:list-style-name="L4">
      <style:text-properties officeooo:rsid="00474863" officeooo:paragraph-rsid="00474863"/>
    </style:style>
    <style:style style:name="P64" style:family="paragraph" style:parent-style-name="Text_20_body" style:master-page-name="Standard">
      <style:paragraph-properties fo:text-align="center" style:justify-single-word="false" style:page-number="auto" fo:break-before="page"/>
      <style:text-properties fo:font-size="24pt" style:font-size-asian="24pt" style:font-size-complex="24pt"/>
    </style:style>
    <style:style style:name="P65" style:family="paragraph" style:parent-style-name="Text_20_body" style:list-style-name="L1">
      <style:text-properties officeooo:rsid="001011a1" officeooo:paragraph-rsid="007f1808"/>
    </style:style>
    <style:style style:name="P66" style:family="paragraph" style:parent-style-name="Text_20_body" style:list-style-name="L2">
      <style:text-properties officeooo:rsid="00520377" officeooo:paragraph-rsid="00520377"/>
    </style:style>
    <style:style style:name="P67" style:family="paragraph" style:parent-style-name="Text_20_body" style:list-style-name="L2">
      <style:paragraph-properties>
        <style:tab-stops>
          <style:tab-stop style:position="1.808cm"/>
        </style:tab-stops>
      </style:paragraph-properties>
      <style:text-properties officeooo:rsid="006b907e" officeooo:paragraph-rsid="006b907e"/>
    </style:style>
    <style:style style:name="P68" style:family="paragraph" style:parent-style-name="Text_20_body" style:list-style-name="L8">
      <style:text-properties fo:font-weight="normal" officeooo:rsid="0083694a" officeooo:paragraph-rsid="00871459" style:font-weight-asian="normal" style:font-weight-complex="normal"/>
    </style:style>
    <style:style style:name="P69" style:family="paragraph" style:parent-style-name="Text_20_body" style:list-style-name="L10">
      <style:text-properties fo:font-weight="normal" officeooo:rsid="008a349d" officeooo:paragraph-rsid="00871459" style:font-weight-asian="normal" style:font-weight-complex="normal"/>
    </style:style>
    <style:style style:name="P70" style:family="paragraph" style:parent-style-name="Text_20_body" style:list-style-name="L10">
      <style:text-properties fo:font-weight="normal" officeooo:rsid="008b0016" officeooo:paragraph-rsid="00871459" style:font-weight-asian="normal" style:font-weight-complex="normal"/>
    </style:style>
    <style:style style:name="P71" style:family="paragraph" style:parent-style-name="Text_20_body" style:list-style-name="L11">
      <style:text-properties fo:font-weight="normal" officeooo:rsid="008b0016" officeooo:paragraph-rsid="00a21249" style:font-weight-asian="normal" style:font-weight-complex="normal"/>
    </style:style>
    <style:style style:name="P72" style:family="paragraph" style:parent-style-name="Text_20_body" style:list-style-name="L10">
      <style:text-properties fo:font-weight="normal" officeooo:rsid="008b0c21" officeooo:paragraph-rsid="00871459" style:font-weight-asian="normal" style:font-weight-complex="normal"/>
    </style:style>
    <style:style style:name="P73" style:family="paragraph" style:parent-style-name="Text_20_body" style:list-style-name="L10">
      <style:text-properties fo:font-weight="normal" officeooo:rsid="008b0c21" officeooo:paragraph-rsid="0099bcdd" style:font-weight-asian="normal" style:font-weight-complex="normal"/>
    </style:style>
    <style:style style:name="P74" style:family="paragraph" style:parent-style-name="Text_20_body" style:list-style-name="L10">
      <style:text-properties fo:font-weight="normal" officeooo:rsid="008ddee7" officeooo:paragraph-rsid="00871459" style:font-weight-asian="normal" style:font-weight-complex="normal"/>
    </style:style>
    <style:style style:name="P75" style:family="paragraph" style:parent-style-name="Text_20_body" style:list-style-name="L10">
      <style:text-properties fo:font-weight="normal" officeooo:rsid="0099bcdd" officeooo:paragraph-rsid="0099bcdd" style:font-weight-asian="normal" style:font-weight-complex="normal"/>
    </style:style>
    <style:style style:name="P76" style:family="paragraph" style:parent-style-name="Text_20_body" style:list-style-name="L11">
      <style:text-properties fo:font-weight="normal" officeooo:rsid="00a21249" officeooo:paragraph-rsid="00a21249" style:font-weight-asian="normal" style:font-weight-complex="normal"/>
    </style:style>
    <style:style style:name="P77" style:family="paragraph" style:parent-style-name="Text_20_body" style:list-style-name="L12">
      <style:text-properties officeooo:rsid="00a21249" officeooo:paragraph-rsid="00a21249"/>
    </style:style>
    <style:style style:name="P78" style:family="paragraph" style:parent-style-name="Text_20_body" style:list-style-name="L12">
      <style:text-properties officeooo:rsid="00b5833a" officeooo:paragraph-rsid="00b5833a"/>
    </style:style>
    <style:style style:name="P79" style:family="paragraph" style:parent-style-name="Text_20_body" style:list-style-name="L13">
      <style:text-properties officeooo:rsid="00b706b9" officeooo:paragraph-rsid="00b706b9"/>
    </style:style>
    <style:style style:name="P80" style:family="paragraph" style:parent-style-name="Text_20_body" style:list-style-name="L13">
      <style:text-properties officeooo:paragraph-rsid="00b706b9"/>
    </style:style>
    <style:style style:name="P81" style:family="paragraph" style:parent-style-name="Text_20_body">
      <style:text-properties officeooo:rsid="00b70785" officeooo:paragraph-rsid="00b70785"/>
    </style:style>
    <style:style style:name="P82" style:family="paragraph" style:parent-style-name="Text_20_body" style:list-style-name="L14">
      <style:text-properties officeooo:rsid="00b70785" officeooo:paragraph-rsid="00b70785"/>
    </style:style>
    <style:style style:name="P83" style:family="paragraph" style:parent-style-name="Text_20_body" style:list-style-name="L14">
      <style:text-properties officeooo:rsid="00b70785" officeooo:paragraph-rsid="00c2d0ab"/>
    </style:style>
    <style:style style:name="P84" style:family="paragraph" style:parent-style-name="Text_20_body" style:list-style-name="L14">
      <style:text-properties officeooo:rsid="00b79d8c" officeooo:paragraph-rsid="00b79d8c"/>
    </style:style>
    <style:style style:name="P85" style:family="paragraph" style:parent-style-name="Text_20_body" style:list-style-name="L14">
      <style:text-properties officeooo:rsid="00b89307" officeooo:paragraph-rsid="00b89307"/>
    </style:style>
    <style:style style:name="P86" style:family="paragraph" style:parent-style-name="Text_20_body" style:list-style-name="L15">
      <style:text-properties officeooo:rsid="00b90f86" officeooo:paragraph-rsid="00b90f86"/>
    </style:style>
    <style:style style:name="P87" style:family="paragraph" style:parent-style-name="Text_20_body">
      <style:text-properties officeooo:rsid="00ba512d" officeooo:paragraph-rsid="00ba512d"/>
    </style:style>
    <style:style style:name="P88" style:family="paragraph" style:parent-style-name="Text_20_body" style:list-style-name="L16">
      <style:text-properties officeooo:rsid="00ba512d" officeooo:paragraph-rsid="00ba512d"/>
    </style:style>
    <style:style style:name="P89" style:family="paragraph" style:parent-style-name="Text_20_body">
      <style:text-properties fo:color="#800000"/>
    </style:style>
    <style:style style:name="P90" style:family="paragraph" style:parent-style-name="Text_20_body" style:list-style-name="L17">
      <style:text-properties officeooo:rsid="00bc36e1" officeooo:paragraph-rsid="00bc36e1"/>
    </style:style>
    <style:style style:name="P91" style:family="paragraph" style:parent-style-name="Text_20_body">
      <style:text-properties officeooo:rsid="00bd4ce9" officeooo:paragraph-rsid="00bd4ce9"/>
    </style:style>
    <style:style style:name="P92" style:family="paragraph" style:parent-style-name="Text_20_body" style:list-style-name="L18">
      <style:text-properties officeooo:rsid="00bd4ce9" officeooo:paragraph-rsid="00bd4ce9"/>
    </style:style>
    <style:style style:name="P93" style:family="paragraph" style:parent-style-name="Text_20_body" style:list-style-name="L18">
      <style:text-properties officeooo:rsid="00c00656" officeooo:paragraph-rsid="00c00656"/>
    </style:style>
    <style:style style:name="P94" style:family="paragraph" style:parent-style-name="Text_20_body" style:list-style-name="L18">
      <style:text-properties officeooo:rsid="00c1b234" officeooo:paragraph-rsid="00c1b234"/>
    </style:style>
    <style:style style:name="P95" style:family="paragraph" style:parent-style-name="Text_20_body" style:list-style-name="L19">
      <style:text-properties officeooo:rsid="00c29e8a" officeooo:paragraph-rsid="00c29e8a"/>
    </style:style>
    <style:style style:name="P96" style:family="paragraph" style:parent-style-name="Text_20_body" style:list-style-name="L20">
      <style:text-properties officeooo:rsid="00c2d0ab" officeooo:paragraph-rsid="00c2d0ab"/>
    </style:style>
    <style:style style:name="P97" style:family="paragraph" style:parent-style-name="Text_20_body" style:list-style-name="L20">
      <style:text-properties officeooo:rsid="00c34487" officeooo:paragraph-rsid="00c34487"/>
    </style:style>
    <style:style style:name="P98" style:family="paragraph" style:parent-style-name="Text_20_body" style:list-style-name="L20">
      <style:text-properties officeooo:rsid="00c533d1" officeooo:paragraph-rsid="00c533d1"/>
    </style:style>
    <style:style style:name="P99" style:family="paragraph" style:parent-style-name="Text_20_body" style:list-style-name="L20">
      <style:text-properties officeooo:rsid="00c55f63" officeooo:paragraph-rsid="00c55f63"/>
    </style:style>
    <style:style style:name="P100" style:family="paragraph" style:parent-style-name="Heading_20_1">
      <style:text-properties officeooo:paragraph-rsid="00594363"/>
    </style:style>
    <style:style style:name="P101" style:family="paragraph" style:parent-style-name="Heading_20_1" style:list-style-name="">
      <style:paragraph-properties fo:margin-left="0cm" fo:margin-right="0cm" fo:margin-top="0.423cm" fo:margin-bottom="0.212cm" loext:contextual-spacing="false" fo:orphans="0" fo:widows="0" fo:hyphenation-ladder-count="no-limit" fo:text-indent="0cm" style:auto-text-indent="false" style:text-autospace="ideograph-alpha" style:punctuation-wrap="hanging" style:line-break="strict"/>
      <style:text-properties fo:hyphenate="false" fo:hyphenation-remain-char-count="2" fo:hyphenation-push-char-count="2"/>
    </style:style>
    <style:style style:name="P102" style:family="paragraph" style:parent-style-name="Heading_20_1">
      <style:paragraph-properties fo:break-before="page"/>
    </style:style>
    <style:style style:name="P103" style:family="paragraph" style:parent-style-name="Heading_20_2">
      <style:text-properties fo:font-weight="bold" style:font-weight-asian="bold" style:font-weight-complex="bold"/>
    </style:style>
    <style:style style:name="P104" style:family="paragraph" style:parent-style-name="Heading_20_2">
      <style:text-properties officeooo:paragraph-rsid="00871459"/>
    </style:style>
    <style:style style:name="P105" style:family="paragraph" style:parent-style-name="Table_20_Contents">
      <style:text-properties officeooo:rsid="00ae847f" officeooo:paragraph-rsid="00ae847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22177" style:font-weight-asian="bold" style:font-weight-complex="bold"/>
    </style:style>
    <style:style style:name="T3" style:family="text">
      <style:text-properties fo:font-weight="bold" officeooo:rsid="0011305f" style:font-weight-asian="bold" style:font-weight-complex="bold"/>
    </style:style>
    <style:style style:name="T4" style:family="text">
      <style:text-properties fo:font-weight="bold" officeooo:rsid="001a82c1" style:font-weight-asian="bold" style:font-weight-complex="bold"/>
    </style:style>
    <style:style style:name="T5" style:family="text">
      <style:text-properties fo:font-weight="bold" officeooo:rsid="001de2dd" style:font-weight-asian="bold" style:font-weight-complex="bold"/>
    </style:style>
    <style:style style:name="T6" style:family="text">
      <style:text-properties fo:font-weight="bold" officeooo:rsid="00268bab" style:font-weight-asian="bold" style:font-weight-complex="bold"/>
    </style:style>
    <style:style style:name="T7" style:family="text">
      <style:text-properties fo:font-weight="bold" officeooo:rsid="00285a01" style:font-weight-asian="bold" style:font-weight-complex="bold"/>
    </style:style>
    <style:style style:name="T8" style:family="text">
      <style:text-properties fo:font-weight="bold" officeooo:rsid="003c8362" style:font-weight-asian="bold" style:font-weight-complex="bold"/>
    </style:style>
    <style:style style:name="T9" style:family="text">
      <style:text-properties fo:font-weight="bold" officeooo:rsid="003e9a16" style:font-weight-asian="bold" style:font-weight-complex="bold"/>
    </style:style>
    <style:style style:name="T10" style:family="text">
      <style:text-properties fo:font-weight="bold" officeooo:rsid="0044c1b5" style:font-weight-asian="bold" style:font-weight-complex="bold"/>
    </style:style>
    <style:style style:name="T11" style:family="text">
      <style:text-properties fo:font-weight="bold" officeooo:rsid="00459a91" style:font-weight-asian="bold" style:font-weight-complex="bold"/>
    </style:style>
    <style:style style:name="T12" style:family="text">
      <style:text-properties fo:font-weight="bold" officeooo:rsid="00471253" style:font-weight-asian="bold" style:font-weight-complex="bold"/>
    </style:style>
    <style:style style:name="T13" style:family="text">
      <style:text-properties fo:font-weight="bold" officeooo:rsid="004a88a4" style:font-weight-asian="bold" style:font-weight-complex="bold"/>
    </style:style>
    <style:style style:name="T14" style:family="text">
      <style:text-properties fo:font-weight="bold" officeooo:rsid="004beee7" style:font-weight-asian="bold" style:font-weight-complex="bold"/>
    </style:style>
    <style:style style:name="T15" style:family="text">
      <style:text-properties fo:font-weight="bold" officeooo:rsid="004ea70a" style:font-weight-asian="bold" style:font-weight-complex="bold"/>
    </style:style>
    <style:style style:name="T16" style:family="text">
      <style:text-properties fo:font-weight="bold" officeooo:rsid="0052adb4" style:font-weight-asian="bold" style:font-weight-complex="bold"/>
    </style:style>
    <style:style style:name="T17" style:family="text">
      <style:text-properties fo:font-weight="bold" officeooo:rsid="0060e7d1" style:font-weight-asian="bold" style:font-weight-complex="bold"/>
    </style:style>
    <style:style style:name="T18" style:family="text">
      <style:text-properties fo:font-weight="bold" officeooo:rsid="0068d232" style:font-weight-asian="bold" style:font-weight-complex="bold"/>
    </style:style>
    <style:style style:name="T19" style:family="text">
      <style:text-properties fo:font-weight="bold" officeooo:rsid="00777d94" style:font-weight-asian="bold" style:font-weight-complex="bold"/>
    </style:style>
    <style:style style:name="T20" style:family="text">
      <style:text-properties fo:font-weight="bold" officeooo:rsid="007a72a4" style:font-weight-asian="bold" style:font-weight-complex="bold"/>
    </style:style>
    <style:style style:name="T21" style:family="text">
      <style:text-properties fo:font-weight="bold" officeooo:rsid="0084d870" style:font-weight-asian="bold" style:font-weight-complex="bold"/>
    </style:style>
    <style:style style:name="T22" style:family="text">
      <style:text-properties fo:font-weight="bold" officeooo:rsid="009085ea" style:font-weight-asian="bold" style:font-weight-complex="bold"/>
    </style:style>
    <style:style style:name="T23" style:family="text">
      <style:text-properties fo:font-weight="bold" officeooo:rsid="0090cc8d" style:font-weight-asian="bold" style:font-weight-complex="bold"/>
    </style:style>
    <style:style style:name="T24" style:family="text">
      <style:text-properties fo:font-weight="bold" officeooo:rsid="007f1808" style:font-weight-asian="bold" style:font-weight-complex="bold"/>
    </style:style>
    <style:style style:name="T25" style:family="text">
      <style:text-properties fo:font-weight="bold" officeooo:rsid="009520b9" style:font-weight-asian="bold" style:font-weight-complex="bold"/>
    </style:style>
    <style:style style:name="T26" style:family="text">
      <style:text-properties fo:font-weight="bold" officeooo:rsid="009601b8" style:font-weight-asian="bold" style:font-weight-complex="bold"/>
    </style:style>
    <style:style style:name="T27" style:family="text">
      <style:text-properties fo:font-weight="bold" officeooo:rsid="009b0449" style:font-weight-asian="bold" style:font-weight-complex="bold"/>
    </style:style>
    <style:style style:name="T28" style:family="text">
      <style:text-properties fo:font-weight="bold" officeooo:rsid="009c60a0" style:font-weight-asian="bold" style:font-weight-complex="bold"/>
    </style:style>
    <style:style style:name="T29" style:family="text">
      <style:text-properties fo:font-weight="bold" officeooo:rsid="009cd51e" style:font-weight-asian="bold" style:font-weight-complex="bold"/>
    </style:style>
    <style:style style:name="T30" style:family="text">
      <style:text-properties fo:font-weight="bold" officeooo:rsid="009de386" style:font-weight-asian="bold" style:font-weight-complex="bold"/>
    </style:style>
    <style:style style:name="T31" style:family="text">
      <style:text-properties fo:font-weight="normal" style:font-weight-asian="normal" style:font-weight-complex="normal"/>
    </style:style>
    <style:style style:name="T32" style:family="text">
      <style:text-properties fo:font-weight="normal" officeooo:rsid="001176ed" style:font-weight-asian="normal" style:font-weight-complex="normal"/>
    </style:style>
    <style:style style:name="T33" style:family="text">
      <style:text-properties fo:font-weight="normal" officeooo:rsid="0014ad49" style:font-weight-asian="normal" style:font-weight-complex="normal"/>
    </style:style>
    <style:style style:name="T34" style:family="text">
      <style:text-properties fo:font-weight="normal" officeooo:rsid="00122177" style:font-weight-asian="normal" style:font-weight-complex="normal"/>
    </style:style>
    <style:style style:name="T35" style:family="text">
      <style:text-properties fo:font-weight="normal" officeooo:rsid="00192732" style:font-weight-asian="normal" style:font-weight-complex="normal"/>
    </style:style>
    <style:style style:name="T36" style:family="text">
      <style:text-properties fo:font-weight="normal" officeooo:rsid="001a82c1" style:font-weight-asian="normal" style:font-weight-complex="normal"/>
    </style:style>
    <style:style style:name="T37" style:family="text">
      <style:text-properties fo:font-weight="normal" officeooo:rsid="001de2dd" style:font-weight-asian="normal" style:font-weight-complex="normal"/>
    </style:style>
    <style:style style:name="T38" style:family="text">
      <style:text-properties fo:font-weight="normal" officeooo:rsid="0022fe75" style:font-weight-asian="normal" style:font-weight-complex="normal"/>
    </style:style>
    <style:style style:name="T39" style:family="text">
      <style:text-properties fo:font-weight="normal" officeooo:rsid="00268bab" style:font-weight-asian="normal" style:font-weight-complex="normal"/>
    </style:style>
    <style:style style:name="T40" style:family="text">
      <style:text-properties fo:font-weight="normal" officeooo:rsid="00285a01" style:font-weight-asian="normal" style:font-weight-complex="normal"/>
    </style:style>
    <style:style style:name="T41" style:family="text">
      <style:text-properties fo:font-weight="normal" officeooo:rsid="00323689" style:font-weight-asian="normal" style:font-weight-complex="normal"/>
    </style:style>
    <style:style style:name="T42" style:family="text">
      <style:text-properties fo:font-weight="normal" officeooo:rsid="003c8362" style:font-weight-asian="normal" style:font-weight-complex="normal"/>
    </style:style>
    <style:style style:name="T43" style:family="text">
      <style:text-properties fo:font-weight="normal" officeooo:rsid="003e9a16" style:font-weight-asian="normal" style:font-weight-complex="normal"/>
    </style:style>
    <style:style style:name="T44" style:family="text">
      <style:text-properties fo:font-weight="normal" officeooo:rsid="0044c1b5" style:font-weight-asian="normal" style:font-weight-complex="normal"/>
    </style:style>
    <style:style style:name="T45" style:family="text">
      <style:text-properties fo:font-weight="normal" officeooo:rsid="004302ef" style:font-weight-asian="normal" style:font-weight-complex="normal"/>
    </style:style>
    <style:style style:name="T46" style:family="text">
      <style:text-properties fo:font-weight="normal" officeooo:rsid="00471253" style:font-weight-asian="normal" style:font-weight-complex="normal"/>
    </style:style>
    <style:style style:name="T47" style:family="text">
      <style:text-properties fo:font-weight="normal" officeooo:rsid="0048cd16" style:font-weight-asian="normal" style:font-weight-complex="normal"/>
    </style:style>
    <style:style style:name="T48" style:family="text">
      <style:text-properties fo:font-weight="normal" officeooo:rsid="004a88a4" style:font-weight-asian="normal" style:font-weight-complex="normal"/>
    </style:style>
    <style:style style:name="T49" style:family="text">
      <style:text-properties fo:font-weight="normal" officeooo:rsid="004beee7" style:font-weight-asian="normal" style:font-weight-complex="normal"/>
    </style:style>
    <style:style style:name="T50" style:family="text">
      <style:text-properties fo:font-weight="normal" officeooo:rsid="004dac6e" style:font-weight-asian="normal" style:font-weight-complex="normal"/>
    </style:style>
    <style:style style:name="T51" style:family="text">
      <style:text-properties fo:font-weight="normal" officeooo:rsid="004ea70a" style:font-weight-asian="normal" style:font-weight-complex="normal"/>
    </style:style>
    <style:style style:name="T52" style:family="text">
      <style:text-properties fo:font-weight="normal" officeooo:rsid="00607f49" style:font-weight-asian="normal" style:font-weight-complex="normal"/>
    </style:style>
    <style:style style:name="T53" style:family="text">
      <style:text-properties fo:font-weight="normal" officeooo:rsid="00777d94" style:font-weight-asian="normal" style:font-weight-complex="normal"/>
    </style:style>
    <style:style style:name="T54" style:family="text">
      <style:text-properties fo:font-weight="normal" officeooo:rsid="00a3eef8" style:font-weight-asian="normal" style:font-weight-complex="normal"/>
    </style:style>
    <style:style style:name="T55" style:family="text">
      <style:text-properties fo:font-weight="normal" officeooo:rsid="00a4c63d" style:font-weight-asian="normal" style:font-weight-complex="normal"/>
    </style:style>
    <style:style style:name="T56" style:family="text">
      <style:text-properties officeooo:rsid="001011a1"/>
    </style:style>
    <style:style style:name="T57" style:family="text">
      <style:text-properties officeooo:rsid="00102f77"/>
    </style:style>
    <style:style style:name="T58" style:family="text">
      <style:text-properties officeooo:rsid="0011305f"/>
    </style:style>
    <style:style style:name="T59" style:family="text">
      <style:text-properties officeooo:rsid="001176ed"/>
    </style:style>
    <style:style style:name="T60" style:family="text">
      <style:text-properties officeooo:rsid="0014ad49"/>
    </style:style>
    <style:style style:name="T61" style:family="text">
      <style:text-properties officeooo:rsid="00177bb0"/>
    </style:style>
    <style:style style:name="T62" style:family="text">
      <style:text-properties officeooo:rsid="0022fe75"/>
    </style:style>
    <style:style style:name="T63" style:family="text">
      <style:text-properties officeooo:rsid="00268bab"/>
    </style:style>
    <style:style style:name="T64" style:family="text">
      <style:text-properties officeooo:rsid="00122177"/>
    </style:style>
    <style:style style:name="T65" style:family="text">
      <style:text-properties officeooo:rsid="00285a01"/>
    </style:style>
    <style:style style:name="T66" style:family="text">
      <style:text-properties officeooo:rsid="003bbf33"/>
    </style:style>
    <style:style style:name="T67" style:family="text">
      <style:text-properties officeooo:rsid="003c3022"/>
    </style:style>
    <style:style style:name="T68" style:family="text">
      <style:text-properties officeooo:rsid="0041deb7"/>
    </style:style>
    <style:style style:name="T69" style:family="text">
      <style:text-properties officeooo:rsid="0052adb4"/>
    </style:style>
    <style:style style:name="T70" style:family="text">
      <style:text-properties officeooo:rsid="0055727f"/>
    </style:style>
    <style:style style:name="T71" style:family="text">
      <style:text-properties officeooo:rsid="005e5762"/>
    </style:style>
    <style:style style:name="T72" style:family="text">
      <style:text-properties officeooo:rsid="0060e7d1"/>
    </style:style>
    <style:style style:name="T73" style:family="text">
      <style:text-properties officeooo:rsid="0068d232"/>
    </style:style>
    <style:style style:name="T74" style:family="text">
      <style:text-properties officeooo:rsid="0071373a"/>
    </style:style>
    <style:style style:name="T75" style:family="text">
      <style:text-properties officeooo:rsid="00744b17"/>
    </style:style>
    <style:style style:name="T76" style:family="text">
      <style:text-properties officeooo:rsid="00784d74"/>
    </style:style>
    <style:style style:name="T77" style:family="text">
      <style:text-properties officeooo:rsid="007d1894"/>
    </style:style>
    <style:style style:name="T78" style:family="text">
      <style:text-properties officeooo:rsid="00800ad5"/>
    </style:style>
    <style:style style:name="T79" style:family="text">
      <style:text-properties officeooo:rsid="00813b62"/>
    </style:style>
    <style:style style:name="T80" style:family="text">
      <style:text-properties officeooo:rsid="00860717"/>
    </style:style>
    <style:style style:name="T81" style:family="text">
      <style:text-properties officeooo:rsid="007e2fb1"/>
    </style:style>
    <style:style style:name="T82" style:family="text">
      <style:text-properties officeooo:rsid="0083694a"/>
    </style:style>
    <style:style style:name="T83" style:family="text">
      <style:text-properties officeooo:rsid="00894e33"/>
    </style:style>
    <style:style style:name="T84" style:family="text">
      <style:text-properties officeooo:rsid="008a349d"/>
    </style:style>
    <style:style style:name="T85" style:family="text">
      <style:text-properties officeooo:rsid="008b0016"/>
    </style:style>
    <style:style style:name="T86" style:family="text">
      <style:text-properties officeooo:rsid="008c94d2"/>
    </style:style>
    <style:style style:name="T87" style:family="text">
      <style:text-properties officeooo:rsid="008ddee7"/>
    </style:style>
    <style:style style:name="T88" style:family="text">
      <style:text-properties officeooo:rsid="0089f7f3"/>
    </style:style>
    <style:style style:name="T89" style:family="text">
      <style:text-properties officeooo:rsid="008b4a64"/>
    </style:style>
    <style:style style:name="T90" style:family="text">
      <style:text-properties officeooo:rsid="008de301"/>
    </style:style>
    <style:style style:name="T91" style:family="text">
      <style:text-properties officeooo:rsid="002cb66c"/>
    </style:style>
    <style:style style:name="T92" style:family="text">
      <style:text-properties officeooo:rsid="002b6923"/>
    </style:style>
    <style:style style:name="T93" style:family="text">
      <style:text-properties officeooo:rsid="009085ea"/>
    </style:style>
    <style:style style:name="T94" style:family="text">
      <style:text-properties officeooo:rsid="0090cc8d"/>
    </style:style>
    <style:style style:name="T95" style:family="text">
      <style:text-properties officeooo:rsid="007f1808"/>
    </style:style>
    <style:style style:name="T96" style:family="text">
      <style:text-properties officeooo:rsid="0097d770"/>
    </style:style>
    <style:style style:name="T97" style:family="text">
      <style:text-properties officeooo:rsid="009de386"/>
    </style:style>
    <style:style style:name="T98" style:family="text">
      <style:text-properties officeooo:rsid="00a67a51"/>
    </style:style>
    <style:style style:name="T99" style:family="text">
      <style:text-properties officeooo:rsid="00a7f67b"/>
    </style:style>
    <style:style style:name="T100" style:family="text">
      <style:text-properties officeooo:rsid="00ac2cfc"/>
    </style:style>
    <style:style style:name="T101" style:family="text">
      <style:text-properties officeooo:rsid="00b01745"/>
    </style:style>
    <style:style style:name="T102" style:family="text">
      <style:text-properties officeooo:rsid="00b2ab33"/>
    </style:style>
    <style:style style:name="T103" style:family="text">
      <style:text-properties officeooo:rsid="00b473fb"/>
    </style:style>
    <style:style style:name="T104" style:family="text">
      <style:text-properties officeooo:rsid="00b5833a"/>
    </style:style>
    <style:style style:name="T105" style:family="text">
      <style:text-properties officeooo:rsid="00b706b9"/>
    </style:style>
    <style:style style:name="T106" style:family="text">
      <style:text-properties officeooo:rsid="00b70785"/>
    </style:style>
    <style:style style:name="T107" style:family="text">
      <style:text-properties officeooo:rsid="00b79d8c"/>
    </style:style>
    <style:style style:name="T108" style:family="text">
      <style:text-properties officeooo:rsid="00b90f86"/>
    </style:style>
    <style:style style:name="T109" style:family="text">
      <style:text-properties officeooo:rsid="00ba512d"/>
    </style:style>
    <style:style style:name="T110" style:family="text">
      <style:text-properties officeooo:rsid="00bf7a4b"/>
    </style:style>
    <style:style style:name="T111" style:family="text">
      <style:text-properties officeooo:rsid="00c2d0ab"/>
    </style:style>
    <style:style style:name="T112" style:family="text">
      <style:text-properties officeooo:rsid="00c55f63"/>
    </style:style>
    <style:style style:name="T113" style:family="text">
      <style:text-properties officeooo:rsid="00c5df94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4"><text:tab/></text:p>
      <text:p text:style-name="P1"/>
      <text:p text:style-name="P1"><text:span text:style-name="T61">Описание IoT сервера Alterozoom под ОС Linux для автономного сбора данных с устройства</text:span>.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Автор: Беспалов Денис (master1312@yandex.ru)</text:p>
      <text:p text:style-name="P9">Оглавление</text:p>
      <text:table-of-content text:style-name="Sect1" text:name="Оглавление1">
        <text:table-of-content-source text:outline-level="9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20"><text:a xlink:type="simple" xlink:href="#__RefHeading___Toc195_159447762" text:style-name="Index_20_Link" text:visited-style-name="Index_20_Link">Общее описание<text:tab/>3</text:a></text:p>
          <text:p text:style-name="P20"><text:a xlink:type="simple" xlink:href="#__RefHeading___Toc654_111683930" text:style-name="Index_20_Link" text:visited-style-name="Index_20_Link">Конфигурационный файл сервера<text:tab/>3</text:a></text:p>
          <text:p text:style-name="P20"><text:a xlink:type="simple" xlink:href="#__RefHeading___Toc650_111683930" text:style-name="Index_20_Link" text:visited-style-name="Index_20_Link">Доступные каналы для управления IoT сервером<text:tab/>3</text:a></text:p>
          <text:p text:style-name="P20"><text:a xlink:type="simple" xlink:href="#__RefHeading___Toc197_159447762" text:style-name="Index_20_Link" text:visited-style-name="Index_20_Link">Описание протокола<text:tab/>3</text:a></text:p>
          <text:p text:style-name="P20"><text:a xlink:type="simple" xlink:href="#__RefHeading___Toc633_1510394967" text:style-name="Index_20_Link" text:visited-style-name="Index_20_Link">Базовые типы сообщений<text:tab/>3</text:a></text:p>
          <text:p text:style-name="P20"><text:a xlink:type="simple" xlink:href="#__RefHeading___Toc652_111683930" text:style-name="Index_20_Link" text:visited-style-name="Index_20_Link">Команды серверу<text:tab/>4</text:a></text:p>
          <text:p text:style-name="P19"><text:a xlink:type="simple" xlink:href="#__RefHeading___Toc635_1510394967" text:style-name="Index_20_Link" text:visited-style-name="Index_20_Link">Общее<text:tab/>4</text:a></text:p>
          <text:p text:style-name="P19"><text:a xlink:type="simple" xlink:href="#__RefHeading___Toc637_1510394967" text:style-name="Index_20_Link" text:visited-style-name="Index_20_Link">Подключение/отключение устройств<text:tab/>4</text:a></text:p>
          <text:p text:style-name="P19"><text:a xlink:type="simple" xlink:href="#__RefHeading___Toc639_1510394967" text:style-name="Index_20_Link" text:visited-style-name="Index_20_Link">Управление конфигурацией устройств<text:tab/>4</text:a></text:p>
          <text:p text:style-name="P19"><text:a xlink:type="simple" xlink:href="#__RefHeading___Toc641_1510394967" text:style-name="Index_20_Link" text:visited-style-name="Index_20_Link">Управление хранилищами для данных сенсоров<text:tab/>5</text:a></text:p>
          <text:p text:style-name="P19"><text:a xlink:type="simple" xlink:href="#__RefHeading___Toc643_1510394967" text:style-name="Index_20_Link" text:visited-style-name="Index_20_Link">Обработка данных<text:tab/>6</text:a></text:p>
          <text:p text:style-name="P19"><text:a xlink:type="simple" xlink:href="#__RefHeading___Toc748_957435578" text:style-name="Index_20_Link" text:visited-style-name="Index_20_Link">Уведомления от сервера клиенту<text:tab/>6</text:a></text:p>
          <text:p text:style-name="P20"><text:a xlink:type="simple" xlink:href="#__RefHeading___Toc645_1510394967" text:style-name="Index_20_Link" text:visited-style-name="Index_20_Link">Поддерживаемые внешние IoT сервисы<text:tab/>7</text:a></text:p>
          <text:p text:style-name="P20"><text:a xlink:type="simple" xlink:href="#__RefHeading___Toc647_1510394967" text:style-name="Index_20_Link" text:visited-style-name="Index_20_Link">Обработка данных на языке javascript<text:tab/>7</text:a></text:p>
          <text:p text:style-name="P19"><text:a xlink:type="simple" xlink:href="#__RefHeading___Toc1063_3042225372" text:style-name="Index_20_Link" text:visited-style-name="Index_20_Link">Объект script<text:tab/>7</text:a></text:p>
          <text:p text:style-name="P19"><text:a xlink:type="simple" xlink:href="#__RefHeading___Toc1065_3042225372" text:style-name="Index_20_Link" text:visited-style-name="Index_20_Link">Объект script.sensorsDatabase<text:tab/>8</text:a></text:p>
        </text:index-body>
      </text:table-of-content>
      <text:h text:style-name="P101" text:outline-level="1"/>
      <text:h text:style-name="P102" text:outline-level="1"><text:bookmark-start text:name="__RefHeading___Toc195_159447762"/>Общее описание<text:bookmark-end text:name="__RefHeading___Toc195_159447762"/></text:h>
      <text:p text:style-name="Text_20_body"><text:tab/>Документ описывает <text:span text:style-name="T61">сервер для автономного сбора данных с устройств IoT и управления этими устройствами, а также</text:span> протокол взаимодействия <text:span text:style-name="T56">с IoT сервером через доступные для управления каналы связи</text:span>.</text:p>
      <text:h text:style-name="Heading_20_1" text:outline-level="1"><text:bookmark-start text:name="__RefHeading___Toc654_111683930"/>Конфигурационный файл сервера<text:bookmark-end text:name="__RefHeading___Toc654_111683930"/></text:h>
      <text:p text:style-name="P2">Настройки сервера хранятся в конфигурационном <text:span text:style-name="T77">ini-</text:span>файле /etc/<text:span text:style-name="T57">wliotproxyd</text:span>.ini. <text:span text:style-name="T77">При установке в конфигурационном файле присутствует описание всех параметров. Дополнительно используется файл /var/lib/wliotproxyd/devices.ini, но его ручное редактирование не обязательно.</text:span></text:p>
      <text:h text:style-name="Heading_20_1" text:outline-level="1"><text:bookmark-start text:name="__RefHeading___Toc650_111683930"/>Доступные каналы для управления IoT сервером<text:bookmark-end text:name="__RefHeading___Toc650_111683930"/></text:h>
      <text:list xml:id="list5209908813630875233" text:style-name="L1">
        <text:list-item>
          <text:p text:style-name="P65">Локальный UNIX-сокет "/tmp/wliotproxyd"</text:p>
        </text:list-item>
        <text:list-item>
          <text:p text:style-name="P65">Tcp порт 4083 с поддержкой ssl шифрования. При подключении по tcp обязательна аутентификация с ключем, указанным в файле.</text:p>
        </text:list-item>
      </text:list>
      <text:h text:style-name="Heading_20_1" text:outline-level="1"><text:bookmark-start text:name="__RefHeading___Toc197_159447762"/>Описание протокола<text:bookmark-end text:name="__RefHeading___Toc197_159447762"/></text:h>
      <text:list xml:id="list6793312629694805066" text:style-name="WW8Num2">
        <text:list-item>
          <text:p text:style-name="P21"><text:span text:style-name="T58">Клиент взаимодействует с IoT сервером</text:span> путем двухстороннего обмена сообщениями. Каждое сообщение — строка <text:span text:style-name="T89">байт, причем в протоколе в качестве разделителей и зарезервированных элементов используются строки ascii-символов</text:span>. Сообщения разделяются <text:span text:style-name="T90">байтом</text:span> с <text:span text:style-name="T91">десятичным </text:span>кодом 10 (<text:span text:style-name="T90">символ перевода строки, "</text:span>\n<text:span text:style-name="T68">"</text:span> <text:span text:style-name="T68">в языке С</text:span>).</text:p>
        </text:list-item>
        <text:list-item>
          <text:p text:style-name="P21">Сообщения состоят из нескольких элементов, первый из которых называется заголовком, остальные аргументами. Элементы сообщения разделяются <text:span text:style-name="T90">байтом</text:span> с <text:span text:style-name="T91">десятичным </text:span>кодом 124 <text:span text:style-name="T90">(символ "</text:span>|<text:span text:style-name="T68">")</text:span>.<text:line-break/><text:span text:style-name="T91">Пример сообщения:</text:span><text:line-break/><text:span text:style-name="T1">info|Argument 1|Argument 2|Argument 3\n</text:span></text:p>
        </text:list-item>
        <text:list-item>
          <text:p text:style-name="P22">Для экранирования служебных символов в сообщении используется <text:span text:style-name="T91">байт с десятичным кодом 92</text:span> <text:span text:style-name="T91">(</text:span>символ обратной косой черты "\"<text:span text:style-name="T91">)</text:span>. Экранирование символов производится по следующим правилам:</text:p>
          <text:list>
            <text:list-item>
              <text:p text:style-name="P22">Символ "\" экранируется им же. В сообщении — "\\".</text:p>
            </text:list-item>
            <text:list-item>
              <text:p text:style-name="P22">Символ "|" экранируется как "\|".</text:p>
            </text:list-item>
            <text:list-item>
              <text:p text:style-name="P22">Символ перевода строки заменяется экранированной буквой "n" (<text:span text:style-name="T91">десятичный код 110</text:span>). В сообщении — "\n".</text:p>
            </text:list-item>
            <text:list-item>
              <text:p text:style-name="P46">Символ с кодом 0 заменяется на экранированный "0" <text:span text:style-name="T91">(десятичный код 48)</text:span>. В сообщении — "\0".</text:p>
            </text:list-item>
            <text:list-item>
              <text:p text:style-name="P46">Произвольный байт данных может быть записан как \xHH, где HH — шестнадцатеричный код символа <text:span text:style-name="T92">в нижнем или верхнем регистре</text:span>. Пример — "\x2f". <text:span text:style-name="T92">Если шестнадцатеричный код не распознан, символ игнорируется.</text:span></text:p>
            </text:list-item>
            <text:list-item>
              <text:p text:style-name="P47">Символ с кодом 0 служит для сигнализации о том, что управляемое устройство перезагрузилось и его состояние было сброшено.</text:p>
            </text:list-item>
          </text:list>
        </text:list-item>
      </text:list>
      <text:h text:style-name="Heading_20_1" text:outline-level="1"><text:bookmark-start text:name="__RefHeading___Toc633_1510394967"/>Базовые типы сообщений<text:bookmark-end text:name="__RefHeading___Toc633_1510394967"/></text:h>
      <text:list xml:id="list5047593060595872979" text:style-name="WW8Num3">
        <text:list-item>
          <text:p text:style-name="P48">Информационное сообщение. Заголовок — <text:span text:style-name="T1">info</text:span>. Предназначено для передачи <text:soft-page-break/>информации, не требующей специальной обработки (например, отладочная информация) и предназначенной для передачи ее человеку. Аргументы сообщения — текстовые строки, содержащие информацию, предназначенную для прочтения человеком.</text:p>
        </text:list-item>
        <text:list-item>
          <text:p text:style-name="P50">Сообщение с данными для клиента (или от клиента). Заголовок — <text:span text:style-name="T1">cmdata</text:span>. Предназначено для передачи данных между клиентом и сервером для обработки <text:span text:style-name="T60">команд.</text:span></text:p>
        </text:list-item>
        <text:list-item>
          <text:p text:style-name="P49">Сообщение синхронизации. Заголовок — <text:span text:style-name="T1">sync</text:span>. Предназначено для уведомления <text:span text:style-name="T58">клиента</text:span> о том, что <text:span text:style-name="T58">сервер</text:span> находится в рабочем состоянии. Используется для безопасного синхронного вызова функций. Аргументы отсутствуют. <text:span text:style-name="T58">Сервер</text:span> по окончании выполнения долж<text:span text:style-name="T59">ен</text:span> вернуть сообщение с заголовком <text:span text:style-name="T1">ok</text:span><text:span text:style-name="T31"> </text:span><text:span text:style-name="T48">или </text:span><text:span text:style-name="T13">err</text:span><text:span text:style-name="T32">.</text:span></text:p>
        </text:list-item>
      </text:list>
      <text:h text:style-name="Heading_20_1" text:outline-level="1"><text:bookmark-start text:name="__RefHeading___Toc652_111683930"/>Команды серверу<text:bookmark-end text:name="__RefHeading___Toc652_111683930"/></text:h>
      <text:h text:style-name="Heading_20_2" text:outline-level="2"><text:bookmark-start text:name="__RefHeading___Toc635_1510394967"/>Общее<text:bookmark-end text:name="__RefHeading___Toc635_1510394967"/></text:h>
      <text:list xml:id="list7817023295283531378" text:style-name="L2">
        <text:list-item>
          <text:p text:style-name="P66">Команда аутентификации. Заголовок — <text:span text:style-name="T1">authentificate</text:span>. Параметр — ключ аутентификации. Команда необходима для подключения к удаленному серверу по tcp.</text:p>
        </text:list-item>
        <text:list-item>
          <text:p text:style-name="P67">Идентификация сервер<text:span text:style-name="T98">а</text:span>. Заголовок — <text:span text:style-name="T1">identify</text:span>. Сервер возвращает уникальный идентификатор <text:span text:style-name="T75">в формате UUID</text:span> и <text:span text:style-name="T99">свое</text:span> имя.</text:p>
        </text:list-item>
      </text:list>
      <text:h text:style-name="Heading_20_2" text:outline-level="2"><text:bookmark-start text:name="__RefHeading___Toc637_1510394967"/>Подключение/отключение устройств<text:bookmark-end text:name="__RefHeading___Toc637_1510394967"/></text:h>
      <text:list xml:id="list8662903423791733158" text:style-name="L3">
        <text:list-item>
          <text:p text:style-name="P51"><text:span text:style-name="T58">Перечисление всех имеющихся в системе TTY устройств. Заголовок — </text:span><text:span text:style-name="T3">list_tty</text:span><text:span text:style-name="T58">. Аргументы отсутствуют. Список устройств передается на клиент сообщениями </text:span><text:span text:style-name="T2">cmdata</text:span><text:span text:style-name="T34">, </text:span><text:span text:style-name="T33">содержащими следующие аргументы: имя порта, серийный номер, производитель, </text:span><text:span text:style-name="T41">usb vendor id (число), usb product id (число)</text:span><text:span text:style-name="T33">. </text:span><text:span text:style-name="T35">Если устройство идентифицировано, дополнительно передаются два аргумента — идентификатор и имя устройства.</text:span></text:p>
        </text:list-item>
        <text:list-item>
          <text:p text:style-name="P52"><text:span text:style-name="T35">И</text:span><text:span text:style-name="T31">дентификация TTY устройства. Заголовок — </text:span><text:span text:style-name="T1">indentify_tty</text:span><text:span text:style-name="T31">. Аргумент — имя пор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3"><text:span text:style-name="T35">И</text:span><text:span text:style-name="T36">дентификация T</text:span><text:span text:style-name="T53">CP</text:span><text:span text:style-name="T36"> устройства. Заголовок — </text:span><text:span text:style-name="T4">indentify_</text:span><text:span text:style-name="T19">tcp</text:span><text:span text:style-name="T36">. Аргумент — </text:span><text:span text:style-name="T53">IP адрес или имя хоста</text:span><text:span text:style-name="T36">. В случае успешной идентификации </text:span><text:span text:style-name="T48">клиенту в ответ возвращаются </text:span><text:span text:style-name="T36">идентификатор устройства и имя устройства </text:span><text:span text:style-name="T48">(в ответном </text:span><text:span text:style-name="T13">ok</text:span><text:span text:style-name="T48"> сообщении)</text:span><text:span text:style-name="T36">.</text:span></text:p>
        </text:list-item>
        <text:list-item>
          <text:p text:style-name="P54"><text:span text:style-name="T43">Перечисление идентифицированных устройств</text:span><text:span text:style-name="T36">. Заголовок — </text:span><text:span text:style-name="T9">list_identified</text:span><text:span text:style-name="T36">. Аргумент</text:span><text:span text:style-name="T43">ы отсутствуют</text:span><text:span text:style-name="T36">. </text:span><text:span text:style-name="T43">Н</text:span><text:span text:style-name="T36">а клиент переда</text:span><text:span text:style-name="T50">ю</text:span><text:span text:style-name="T36">тся сообщени</text:span><text:span text:style-name="T50">я</text:span><text:span text:style-name="T36"> </text:span><text:span text:style-name="T4">cmdata</text:span><text:span text:style-name="T36"> с</text:span><text:span text:style-name="T43">о следующими</text:span><text:span text:style-name="T36"> аргументами</text:span><text:span text:style-name="T43">:</text:span><text:span text:style-name="T36"> идентификатор устройства, имя устройства, </text:span><text:span text:style-name="T43">тип соединения (tty, tcp и т. д.), порт или сетевой адрес устройства</text:span><text:span text:style-name="T36">.</text:span></text:p>
        </text:list-item>
        <text:list-item>
          <text:p text:style-name="P55"><text:span text:style-name="T36">П</text:span><text:span text:style-name="T31">еречисление </text:span><text:span text:style-name="T39">датчиков</text:span><text:span text:style-name="T31"> устройства. Заголовок — </text:span><text:span text:style-name="T1">list_sensors</text:span><text:span text:style-name="T31">. Агрумент — идентификатор </text:span><text:span text:style-name="T40">или имя</text:span><text:span text:style-name="T31"> устройства. </text:span><text:span text:style-name="T37">Список портов передается 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сенсоров.</text:span></text:p>
        </text:list-item>
        <text:list-item>
          <text:p text:style-name="P56"><text:span text:style-name="T42">Запрос описания интерфейса управления</text:span><text:span text:style-name="T37">. Заголовок — </text:span><text:span text:style-name="T5">list_</text:span><text:span text:style-name="T8">controls</text:span><text:span text:style-name="T37">. Агрумент — идентификатор </text:span><text:span text:style-name="T40">или имя</text:span><text:span text:style-name="T37"> устройства. </text:span><text:span text:style-name="T42">Описание интерфейса управления передается </text:span><text:span text:style-name="T37">на клиент </text:span><text:span text:style-name="T51">в ответном </text:span><text:span text:style-name="T15">ok</text:span><text:span text:style-name="T51"> сообщении</text:span><text:span text:style-name="T37">, содержащим аргумент — xml описание </text:span><text:span text:style-name="T42">интерфейса управления</text:span><text:span text:style-name="T37">.</text:span></text:p>
        </text:list-item>
        <text:list-item>
          <text:p text:style-name="P57"><text:span text:style-name="T31">Отправка команды устройству. Заголовок — </text:span><text:span text:style-name="T1">exec_command</text:span><text:span text:style-name="T31">. Аргументы — </text:span><text:span text:style-name="T54">идентификатор вызова</text:span><text:span text:style-name="T31">, идентификатор </text:span><text:span text:style-name="T40">или имя</text:span><text:span text:style-name="T31"> устройства, команда, далее аргументы команды. </text:span><text:span text:style-name="T38">В случае ожидания возвращаемого значения на клиент </text:span><text:span text:style-name="T49">в аргументах сообщения </text:span><text:span text:style-name="T14">ok</text:span><text:span text:style-name="T49"> будут переданы </text:span><text:span text:style-name="T54">идентификатор вызова </text:span><text:span text:style-name="T55">и</text:span><text:span text:style-name="T49"> аргументы, возвращенные устройством</text:span><text:span text:style-name="T38">.</text:span></text:p>
        </text:list-item>
        <text:list-item>
          <text:p text:style-name="P58"><text:soft-page-break/><text:span text:style-name="T31">Управление конфигурацией устройств. Заголовок — </text:span><text:span text:style-name="T1">devices_config</text:span><text:span text:style-name="T31">. Содержит вложенные команды. Управление конфигурацией устройств подробно описано ниже. </text:span><text:span text:style-name="T52">Конфигурация устройств определяет, какие устройства сервер будет обнаруживать и идентифицировать самостоятельно при запуске.</text:span></text:p>
        </text:list-item>
      </text:list>
      <text:p text:style-name="P11"/>
      <text:h text:style-name="P103" text:outline-level="2"><text:bookmark-start text:name="__RefHeading___Toc639_1510394967"/>Управление конфигурацией устройств<text:bookmark-end text:name="__RefHeading___Toc639_1510394967"/></text:h>
      <text:p text:style-name="P15"><text:span text:style-name="T31">Управление конфигурацией устройств на сервере производится с помощью сообщения с заголовком </text:span><text:span text:style-name="T1">devices_config</text:span><text:span text:style-name="T31">. Аргументы сообщения содержат вложенную команду и ее собственные аргументы. Пример:</text:span></text:p>
      <text:p text:style-name="P11">"devices_config|get_tty_by_port_name\n"</text:p>
      <text:p text:style-name="P11">Ниже приведено описание доступных команд.</text:p>
      <text:list xml:id="list7950964054905920258" text:style-name="L4">
        <text:list-item>
          <text:p text:style-name="P59"><text:span text:style-name="T31">Запрос списка фильтров tty устройств по имени порта. Команда — </text:span><text:span text:style-name="T1">get_tty_by_port_name</text:span><text:span text:style-name="T31">. Аргументы отсутствуют. Возвращает список фильтров по имени tty порта в виде регулярных выражений UNIX, разделенных запятой. Пример:<text:line-break/>"ttyACM*,ttyUSB0,ttyUSB2,ttyS0"</text:span></text:p>
        </text:list-item>
        <text:list-item>
          <text:p text:style-name="P60"><text:span text:style-name="T31">Установка списка фильтров tty устройств по имени порта. Команда — </text:span><text:span text:style-name="T1">set_tty_by_port_name</text:span><text:span text:style-name="T31">. Аргумент — список фильтров по имени tty порта в виде регулярных выражений UNIX, разделенных запятой.</text:span></text:p>
        </text:list-item>
        <text:list-item>
          <text:p text:style-name="P61"><text:span text:style-name="T31">Запрос списка фильтров tty устройств по </text:span><text:span text:style-name="T44">VIP и PID USB устройства (для преобразователей USB-COM)</text:span><text:span text:style-name="T31">. Команда — </text:span><text:span text:style-name="T1">get_tty_by_</text:span><text:span text:style-name="T10">vid_pid</text:span><text:span text:style-name="T31">. Аргументы отсутствуют. Возвращает список фильтров по </text:span><text:span text:style-name="T44">VID и PID USB устройства, разделенных запятой</text:span><text:span text:style-name="T31">. </text:span><text:span text:style-name="T44">Каждый фильтр — пара VID:PID или только VID, все в нижнем регистре.</text:span><text:span text:style-name="T31"> Пример:<text:line-break/>"</text:span><text:span text:style-name="T44">1111:2222,3333,4444:5555</text:span><text:span text:style-name="T31">"</text:span></text:p>
        </text:list-item>
        <text:list-item>
          <text:p text:style-name="P60"><text:span text:style-name="T31">Установка списка фильтров tty устройств по </text:span><text:span text:style-name="T44">VIP и PID USB устройства</text:span><text:span text:style-name="T31">. Команда — </text:span><text:span text:style-name="T1">set_tty_by_</text:span><text:span text:style-name="T11">vid_pid</text:span><text:span text:style-name="T31">. Аргумент — список фильтров фильтров по </text:span><text:span text:style-name="T44">VID и PID USB устройства, разделенных запятой</text:span><text:span text:style-name="T31">.</text:span></text:p>
        </text:list-item>
        <text:list-item>
          <text:p text:style-name="P62"><text:span text:style-name="T31">Запрос списка </text:span><text:span text:style-name="T46">адресов tcp устройств</text:span><text:span text:style-name="T31">. Команда — </text:span><text:span text:style-name="T1">get_</text:span><text:span text:style-name="T12">tcp_by_address</text:span><text:span text:style-name="T31">. Аргументы отсутствуют. Возвращает список </text:span><text:span text:style-name="T46">адресов tcp устройств (IP-адрес или DNS имя хоста)</text:span><text:span text:style-name="T31">, разделенных запятой. Пример:<text:line-break/>"</text:span><text:span text:style-name="T46">192.168.1.1,example.com</text:span><text:span text:style-name="T31">"</text:span></text:p>
        </text:list-item>
        <text:list-item>
          <text:p text:style-name="P62"><text:span text:style-name="T31">Установка списка </text:span><text:span text:style-name="T46">адресов tcp устройств</text:span><text:span text:style-name="T31">. Команда — </text:span><text:span text:style-name="T1">set_t</text:span><text:span text:style-name="T12">cp_by_address</text:span><text:span text:style-name="T31">. Аргумент — список </text:span><text:span text:style-name="T46">адресов tcp устройств (IP-адрес или DNS имя хоста)</text:span><text:span text:style-name="T31">, разделенных запятой.</text:span></text:p>
        </text:list-item>
        <text:list-item>
          <text:p text:style-name="P63"><text:span text:style-name="T31">Включение/выключение автоматического поиска устройств в локальной сети. Команда <text:s text:c="3"/></text:span><text:span text:style-name="T45">— </text:span><text:span text:style-name="T1">set_detect_tcp_devices</text:span><text:span text:style-name="T31">. Аргумент — true|false или 1|0. </text:span><text:span text:style-name="T47">Если "true" или "1" — сервер регулярно рассылает в сеть широковещательные запросы, устройства определяют адрес сервера и подключаются к нему.</text:span></text:p>
        </text:list-item>
      </text:list>
      <text:p text:style-name="P10"/>
      <text:h text:style-name="Heading_20_2" text:outline-level="2"><text:bookmark-start text:name="__RefHeading___Toc641_1510394967"/><text:span text:style-name="T62">У</text:span>правление <text:span text:style-name="T71">хранилищами для данных сенсоров</text:span><text:bookmark-end text:name="__RefHeading___Toc641_1510394967"/></text:h>
      <text:list xml:id="list7736112860126408247" text:style-name="L5">
        <text:list-item>
          <text:p text:style-name="P23">Перечисление <text:span text:style-name="T63">хранилищ</text:span>. Заголовок — <text:span text:style-name="T6">list_storages</text:span><text:span text:style-name="T63">. Аргументы отсутствуют. Список хранилищ передается на клиент сообщениями </text:span><text:span text:style-name="T2">cmdata</text:span><text:span text:style-name="T64">, содержащими следующие аргументы:</text:span></text:p>
          <text:list>
            <text:list-item>
              <text:p text:style-name="P24">идентификатор устройства</text:p>
            </text:list-item>
            <text:list-item>
              <text:p text:style-name="P24">имя устройства</text:p>
            </text:list-item>
            <text:list-item>
              <text:p text:style-name="P24">имя датчика</text:p>
            </text:list-item>
            <text:list-item>
              <text:p text:style-name="P24">тип значений <text:span text:style-name="T74">датчика</text:span></text:p>
            </text:list-item>
            <text:list-item>
              <text:p text:style-name="P24">ограничения значений в виде "key1=value1;key2=value2"</text:p>
            </text:list-item>
            <text:list-item>
              <text:p text:style-name="P24">тип хранилища (continuous, auto_sessions, last_n_values,memory)</text:p>
            </text:list-item>
            <text:list-item>
              <text:p text:style-name="P24">правило преобразования временной метки (dont_touch, add_gt, drop_time)</text:p>
            </text:list-item>
            <text:list-item>
              <text:p text:style-name="P26"><text:soft-page-break/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28">Добавление <text:span text:style-name="T65">датчика в базу. Заголовок — </text:span><text:span text:style-name="T7">add_</text:span><text:span text:style-name="T21">storage</text:span><text:span text:style-name="T65">. Аргументы: идентификатор или имя устройства, название датчика, тип хранилища (continuous, auto_sessions, last_n_values, memory), правило преобразования временной метки (dont_touch, add_global_time, drop_time). Для хранилища типа <text:s/>last_n_values и memory дополнительно передается параметр N — число хранимых значений. При создании хранилища устройство с датчиком должно быть подключено и идентифицировано.</text:span></text:p>
        </text:list-item>
        <text:list-item>
          <text:p text:style-name="P29">Удаление сенсора из базы. Заголовок — <text:span text:style-name="T1">remove_s</text:span><text:span text:style-name="T21">torage</text:span>. <text:s/><text:span text:style-name="T65">Аргументы: идентификатор или имя устройства, название датчика.</text:span></text:p>
        </text:list-item>
        <text:list-item>
          <text:p text:style-name="P30">Привязка сенсора к внешнему IoT сервису. Заголовок — <text:span text:style-name="T1">bind_</text:span><text:span text:style-name="T27">storage</text:span>. Аргументы: <text:span text:style-name="T66">имя или идентификатор устройства, название датчика, </text:span>название сервиса. Далее идут параметры для сервиса в формате ключ:значение. <text:span text:style-name="T100">Если параметры отсутствуют, привязка удалается.</text:span></text:p>
        </text:list-item>
        <text:list-item>
          <text:p text:style-name="P31">Перечисление сессий для сессионного хранилища. Заг<text:span text:style-name="T78">о</text:span>ловок — <text:span text:style-name="T1">session_list</text:span>. <text:span text:style-name="T79">Аргументы — идентификатор или имя устройства и название датчика. </text:span>Список сессий передается сообщениями <text:span text:style-name="T1">cmdata</text:span>, содержащими два параметра — идентификатор и название сессии.</text:p>
        </text:list-item>
        <text:list-item>
          <text:p text:style-name="P32">Перечисление <text:span text:style-name="T93">атрибутов </text:span>сесси<text:span text:style-name="T93">и</text:span> для сессионного хранилища. Заг<text:span text:style-name="T78">о</text:span>ловок — <text:span text:style-name="T1">session_list_</text:span><text:span text:style-name="T22">attrs</text:span>. <text:span text:style-name="T79">Аргументы — идентификатор или имя устройства, название датчика и идентификатор сессии. </text:span>Список <text:span text:style-name="T93">атрибутов </text:span>сессий передается сообщениями <text:span text:style-name="T1">cmdata</text:span>, содержащими два параметра — <text:span text:style-name="T93">ключ</text:span> и <text:span text:style-name="T93">значение</text:span> <text:span text:style-name="T93">атрибута</text:span>.</text:p>
        </text:list-item>
        <text:list-item>
          <text:p text:style-name="P33"><text:span text:style-name="T94">Получения</text:span> <text:span text:style-name="T93">атрибута </text:span>сесси<text:span text:style-name="T93">и</text:span> для сессионного хранилища. Заг<text:span text:style-name="T78">о</text:span>ловок — <text:span text:style-name="T1">session_</text:span><text:span text:style-name="T23">g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 и название атрибута. В ответ возвращается значение атрибута</text:span>.</text:p>
        </text:list-item>
        <text:list-item>
          <text:p text:style-name="P33"><text:span text:style-name="T94">Установка</text:span> <text:span text:style-name="T93">атрибута </text:span>сесси<text:span text:style-name="T93">и</text:span> для сессионного хранилища. Заг<text:span text:style-name="T78">о</text:span>ловок — <text:span text:style-name="T1">session_</text:span><text:span text:style-name="T23">set</text:span><text:span text:style-name="T1">_</text:span><text:span text:style-name="T22">attr</text:span>. <text:span text:style-name="T79">Аргументы — идентификатор или имя устройства, название датчика, идентификатор сессии, название атрибута и значение атрибута. Значение атрибута опционально, если отсутствует или пустое — атрибут удаляется.</text:span></text:p>
        </text:list-item>
        <text:list-item>
          <text:p text:style-name="P34">Запуск ручной сессии. <text:span text:style-name="T95">Заголовок — </text:span><text:span text:style-name="T24">session_</text:span><text:span text:style-name="T1">start</text:span><text:span text:style-name="T95">. Аргументы — идентификатор или имя устройства, название датчика </text:span>и название сессии<text:span text:style-name="T95">. </text:span>В ответ возвращается идентификатор созданной сессии. Сессия открывается на запись и начинается сбор данных.</text:p>
        </text:list-item>
        <text:list-item>
          <text:p text:style-name="P34">Остановка ручной сессии. <text:span text:style-name="T95">Заголовок — </text:span><text:span text:style-name="T24">session_</text:span><text:span text:style-name="T29">stop</text:span><text:span text:style-name="T95">. Аргументы — идентификатор или имя устройства и название датчика. Останавливает открытую для записи сессию.</text:span></text:p>
        </text:list-item>
        <text:list-item>
          <text:p text:style-name="P35"><text:span text:style-name="T97">Продолжение</text:span> ручной сессии. <text:span text:style-name="T95">Заголовок — </text:span><text:span text:style-name="T24">session_</text:span><text:span text:style-name="T30">continue</text:span><text:span text:style-name="T95">. Аргументы — идентификатор или имя устройства, название датчика и идентификатор сессии. Открывает для дальнейшей записи ранее созданную сессию.</text:span></text:p>
        </text:list-item>
        <text:list-item>
          <text:p text:style-name="P36">Запрос идентификатора открытой для записи сессии. <text:span text:style-name="T95">Заголовок — </text:span><text:span text:style-name="T24">session_</text:span><text:span text:style-name="T25">get_</text:span><text:span text:style-name="T26">write_</text:span><text:span text:style-name="T25">id</text:span><text:span text:style-name="T95">. </text:span>Аргументы — <text:span text:style-name="T95">идентификатор или имя устройства и название датчика. </text:span>Если есть открытая для записи сессия, возвращает ее идентификатор.</text:p>
        </text:list-item>
      </text:list>
      <text:h text:style-name="Heading_20_2" text:outline-level="2"><text:bookmark-start text:name="__RefHeading___Toc643_1510394967"/>Обработка данных<text:bookmark-end text:name="__RefHeading___Toc643_1510394967"/></text:h>
      <text:list xml:id="list4784637707079837935" text:style-name="L6">
        <text:list-item>
          <text:p text:style-name="P37">Перечисление списка javascript-программ. Заголовок — <text:span text:style-name="T28">js_</text:span><text:span text:style-name="T1">list</text:span>. Возвращает список <text:span text:style-name="T70">javascript-файлов на стороне </text:span><text:s/><text:span text:style-name="T70">сервера.</text:span></text:p>
        </text:list-item>
        <text:list-item>
          <text:p text:style-name="P38"><text:span text:style-name="T69">Остановка, запуск и перезапуск javascript-программы для обработки данных</text:span>. Заголов<text:span text:style-name="T69">ки</text:span> — <text:span text:style-name="T28">js_</text:span><text:span text:style-name="T16">start</text:span><text:span text:style-name="T69">, </text:span><text:span text:style-name="T16">js_stop</text:span><text:span text:style-name="T69"> и </text:span><text:span text:style-name="T16">js_</text:span><text:span text:style-name="T1">restart</text:span>. Аргумент — имя файла скрипта (с расширением .js).</text:p>
        </text:list-item>
        <text:list-item>
          <text:p text:style-name="P39">Запрос количества данных в локальном хранилище. Заголовок — <text:span text:style-name="T1">get_samples_count</text:span>. Аргументы — идентификатор <text:span text:style-name="T76">или имя </text:span>устройства, имя датчика, для сессионного хранилища дополнительно идентификатор сессии. Возвращается количество отсчетов в хранилище.</text:p>
        </text:list-item>
        <text:list-item>
          <text:p text:style-name="P40">Запрос данных из локального хранилища. Заголовок — <text:span text:style-name="T1">get_samples</text:span>. Аргументы — <text:soft-page-break/>идентификатор устройства, имя датчика, для сессионного хранилища дополнительно идентификатор сессии, начальный индекс (начинается с 0), ко<text:span text:style-name="T80">личество отсчетов</text:span>. <text:span text:style-name="T88">Дополнительный аргумент — шаг (для прореживания данных, может отсутствовать). </text:span>Отсчеты возвращаются в сообщениях <text:span text:style-name="T1">cmdata</text:span>, по одному отсчету на сообщение. <text:span text:style-name="T72">Данные передаются в том же формате, как и в сообщениях от устройства (</text:span><text:span text:style-name="T17">meas</text:span><text:span text:style-name="T72">).</text:span></text:p>
        </text:list-item>
        <text:list-item>
          <text:p text:style-name="P41">"Подключение" виртуального устройства. Заголовок — <text:span text:style-name="T1">register_virtual_device</text:span>. Аргументы — идентификатор устройства, имя устройства, описание сенсоров в формате xml или json.</text:p>
        </text:list-item>
        <text:list-item>
          <text:p text:style-name="P42">Передача данных от виртуального устройства. Заголовок — <text:span text:style-name="T1">vdev_meas</text:span>. Первый аргумент — идентификатор устройства, второй — название датчика, дальше — данные как для сообщения <text:span text:style-name="T1">meas</text:span> от устройства.</text:p>
        </text:list-item>
        <text:list-item>
          <text:p text:style-name="P43">Подписка/<text:span text:style-name="T73">отписка</text:span> на данные от датчика из хранилища. <text:span text:style-name="T73">Заголовки — </text:span><text:span text:style-name="T18">subscribe</text:span><text:span text:style-name="T73">/</text:span><text:span text:style-name="T18">unsubscribe</text:span><text:span text:style-name="T73">. Аргументы — идентификатор или имя устройства и название датчика. Если клиент подписан на датчик из хранилища, то появлении нового измерения в хранилище клиенту будет передано сообщение </text:span><text:span text:style-name="T18">meas</text:span><text:span text:style-name="T73">, содержащее идентификатор устройства, название датчика и значение в том же формате, как и от устройства.</text:span></text:p>
        </text:list-item>
      </text:list>
      <text:h text:style-name="Heading_20_2" text:outline-level="2"><text:bookmark-start text:name="__RefHeading___Toc748_957435578"/>Уведомления от сервера клиенту<text:bookmark-end text:name="__RefHeading___Toc748_957435578"/></text:h>
      <text:list xml:id="list8166897355973719581" text:style-name="L7">
        <text:list-item>
          <text:p text:style-name="P44">Идентификация устройства. Заголовок — <text:span text:style-name="T1">device_identified</text:span>. Аргументы — идентификатор и имя устройства.</text:p>
        </text:list-item>
        <text:list-item>
          <text:p text:style-name="P44">Отключение устройства. Заголовок — <text:span text:style-name="T1">device_</text:span><text:span text:style-name="T20">lost</text:span>. Аргумент — идентификатор устройства.</text:p>
        </text:list-item>
        <text:list-item>
          <text:p text:style-name="P45">Добавление хранилища для датчика — <text:span text:style-name="T1">storage_created</text:span>. Агрументы:</text:p>
          <text:list>
            <text:list-item>
              <text:p text:style-name="P25">идентификатор устройства</text:p>
            </text:list-item>
            <text:list-item>
              <text:p text:style-name="P25">имя устройства</text:p>
            </text:list-item>
            <text:list-item>
              <text:p text:style-name="P25">имя датчика</text:p>
            </text:list-item>
            <text:list-item>
              <text:p text:style-name="P25">тип значений <text:span text:style-name="T74">датчика</text:span></text:p>
            </text:list-item>
            <text:list-item>
              <text:p text:style-name="P25">ограничения значений в виде "key1=value1;key2=value2"</text:p>
            </text:list-item>
            <text:list-item>
              <text:p text:style-name="P25">тип хранилища (continuous, auto_sessions, last_n_values,memory)</text:p>
            </text:list-item>
            <text:list-item>
              <text:p text:style-name="P25">правило преобразования временной метки (dont_touch, add_gt, drop_time)</text:p>
            </text:list-item>
            <text:list-item>
              <text:p text:style-name="P27">тип хранимых значений (зависит от правила преобразования временной метки)</text:p>
            </text:list-item>
          </text:list>
        </text:list-item>
        <text:list-item>
          <text:p text:style-name="P45">Удаление хранилища для датчика — <text:span text:style-name="T1">storage_removed</text:span>. Агрументы — идентификатор устройства и название датчика.</text:p>
        </text:list-item>
      </text:list>
      <text:p text:style-name="P13"/>
      <text:h text:style-name="Heading_20_2" text:outline-level="2">Широковещательные уведомления устройствам</text:h>
      <text:p text:style-name="P14">Если в настройках сервера включено автоматическое обнаружение устройств в IP сетях, то сервер будет регулярно рассылать широковещательное сообщение через UDP порт 4081. Заголовок сообщения — <text:span text:style-name="T1">server_ready</text:span>, аргументы — идентификатор и имя сервера.</text:p>
      <text:h text:style-name="Heading_20_1" text:outline-level="1"><text:bookmark-start text:name="__RefHeading___Toc645_1510394967"/>Поддерживаемые внешние IoT сервисы<text:bookmark-end text:name="__RefHeading___Toc645_1510394967"/></text:h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16">Название сервиса</text:p>
          </table:table-cell>
          <table:table-cell table:style-name="Таблица1.A1" office:value-type="string">
            <text:p text:style-name="P16">Описание</text:p>
          </table:table-cell>
          <table:table-cell table:style-name="Таблица1.C1" office:value-type="string">
            <text:p text:style-name="P16">Параметры</text:p>
          </table:table-cell>
        </table:table-row>
        <table:table-row>
          <table:table-cell table:style-name="Таблица1.A2" office:value-type="string">
            <text:p text:style-name="P16">iotkit-agent</text:p>
          </table:table-cell>
          <table:table-cell table:style-name="Таблица1.A2" office:value-type="string">
            <text:p text:style-name="P17">Сервис для интернета вещей от Intel (<text:a xlink:type="simple" xlink:href="https://github.com/enableiot/iotkit-agent" text:style-name="Internet_20_link" text:visited-style-name="Visited_20_Internet_20_Link"><text:span text:style-name="T67">https://github.com/enableiot/iotkit-agent</text:span></text:a>)</text:p>
          </table:table-cell>
          <table:table-cell table:style-name="Таблица1.C2" office:value-type="string">
            <text:p text:style-name="P18">sensor_name — имя сенсора для программы iotkit-agent, под которым будут передаваться данные</text:p>
          </table:table-cell>
        </table:table-row>
        <table:table-row>
          <table:table-cell table:style-name="Таблица1.A2" office:value-type="string">
            <text:p text:style-name="P105">alterozoom</text:p>
          </table:table-cell>
          <table:table-cell table:style-name="Таблица1.A2" office:value-type="string">
            <text:p text:style-name="P105">IoT сервис Alterozoom</text:p>
          </table:table-cell>
          <table:table-cell table:style-name="Таблица1.C2" office:value-type="string">
            <text:p text:style-name="P105">email — user email in Alterozoom (use wliotproxy-<text:soft-page-break/>alterozoom-auth util to authentificate user and get token to send data)</text:p>
          </table:table-cell>
        </table:table-row>
        <table:table-row>
          <table:table-cell table:style-name="Таблица1.A2" office:value-type="string">
            <text:p text:style-name="P105">thingspeak</text:p>
          </table:table-cell>
          <table:table-cell table:style-name="Таблица1.A2" office:value-type="string">
            <text:p text:style-name="P105">ThingSpeak service (https://thingspeak.com)</text:p>
          </table:table-cell>
          <table:table-cell table:style-name="Таблица1.C2" office:value-type="string">
            <text:p text:style-name="P105">api_key — write api key for a channel (see https://www.mathworks.com/help/thingspeak/writedata.html)</text:p>
          </table:table-cell>
        </table:table-row>
      </table:table>
      <text:p text:style-name="P12"/>
      <text:h text:style-name="P100" text:outline-level="1"><text:bookmark-start text:name="__RefHeading___Toc647_1510394967"/>Обработка данных на языке javascript<text:bookmark-end text:name="__RefHeading___Toc647_1510394967"/></text:h>
      <text:p text:style-name="P5">Скрипты <text:span text:style-name="T81">для обработки данных располагаются в директории "/var/lib/wliotproxyd/js_data_processing". Каждый скрипт выполняется независимо. Внутри скрипта доступна по-умолчанию стандартная математическая библиотека и набор дополнительных объектов, описанный ниже. Так же для отладки можно использовать метод Console.log().</text:span></text:p>
      <text:h text:style-name="P104" text:outline-level="2"><text:bookmark-start text:name="__RefHeading___Toc1063_3042225372"/>Объект script<text:bookmark-end text:name="__RefHeading___Toc1063_3042225372"/></text:h>
      <text:p text:style-name="P6">Глобальный объект скрипта, аналог window в браузерных скриптах.</text:p>
      <text:h text:style-name="Heading_20_3" text:outline-level="3"><text:span text:style-name="T82">Свойства</text:span>:</text:h>
      <text:list xml:id="list7397994580603950699" text:style-name="L8">
        <text:list-item>
          <text:p text:style-name="P68"><text:span text:style-name="T101">S</text:span>ensorsDatabase — <text:span text:style-name="T83">объект, предоставляющий доступ к</text:span> баз<text:span text:style-name="T83">е</text:span> <text:span text:style-name="T84">хранилищ </text:span>датчиков</text:p>
        </text:list-item>
        <text:list-item>
          <text:p text:style-name="P68"><text:span text:style-name="T101">D</text:span>evices — <text:span text:style-name="T83">объект, предоставляющий доступ к списку подключенных</text:span> устройств</text:p>
        </text:list-item>
      </text:list>
      <text:h text:style-name="P104" text:outline-level="2"><text:bookmark-start text:name="__RefHeading___Toc1065_3042225372"/>Объект script.<text:span text:style-name="T102">S</text:span>ensorsDatabase<text:bookmark-end text:name="__RefHeading___Toc1065_3042225372"/></text:h>
      <text:p text:style-name="P7">Объект, предоставляющий доступ к базе хранилищ датчиков.</text:p>
      <text:h text:style-name="Heading_20_3" text:outline-level="3">Методы</text:h>
      <text:list xml:id="list6751553151965411451" text:style-name="L10">
        <text:list-item>
          <text:p text:style-name="P69">isOpened — возвращает true/false, в зависимости от того, открыта ли база <text:span text:style-name="T85">или нет</text:span></text:p>
        </text:list-item>
        <text:list-item>
          <text:p text:style-name="P70">listSensors — возвращает массив идентификаторов хранилищ StorageId (объект с ключами "deviceId" и "sensorName", deviceId — идентификатор устройства, строка в формате UUID, sensorName — название датчика на устройстве, строка).</text:p>
        </text:list-item>
        <text:list-item>
          <text:p text:style-name="P70">existingStorage — возвращает объект Storage, предоставляющий доступ к хранилищу данных для датчика.<text:line-break/>Параметры</text:p>
          <text:list>
            <text:list-item>
              <text:p text:style-name="P70">StorageId id — идентификатор хранилища</text:p>
            </text:list-item>
          </text:list>
        </text:list-item>
        <text:list-item>
          <text:p text:style-name="P72">createStorage — создает хранилище для данных с датчика (можно использовать для сохранения результатов обработки в базу данных датчиков) и возвращает объект Storage <text:span text:style-name="T96">или </text:span>null в случае ошибки<text:line-break/>Параметры:</text:p>
          <text:list>
            <text:list-item>
              <text:p text:style-name="P72"><text:soft-page-break/>Объект, описывающий создаваемое хранилище. Должен содержать следующие <text:span text:style-name="T86">свойства</text:span>:</text:p>
              <text:list>
                <text:list-item>
                  <text:p text:style-name="P72">String deviceId — идентификатор устройства (строка в формате UUID)</text:p>
                </text:list-item>
                <text:list-item>
                  <text:p text:style-name="P73">String sensorName — <text:span text:style-name="T86">название датчика</text:span></text:p>
                </text:list-item>
                <text:list-item>
                  <text:p text:style-name="P72">String storeMode — <text:span text:style-name="T87">режим хранения данных ("continuous", "manual_sessions", "memory" или "last_n_values")</text:span></text:p>
                </text:list-item>
                <text:list-item>
                  <text:p text:style-name="P74">String tsRule — правило преобразования временной метки ("dont_touch", "add_global_time" или "drop_time"), по-умолчанию add_global_time</text:p>
                </text:list-item>
                <text:list-item>
                  <text:p text:style-name="P75">Number N — количество отсчетов для режима <text:span text:style-name="T87">"last_n_values"</text:span></text:p>
                </text:list-item>
              </text:list>
            </text:list-item>
          </text:list>
        </text:list-item>
      </text:list>
      <text:h text:style-name="Heading_20_3" text:outline-level="3">Сигналы</text:h>
      <text:list xml:id="list8481328635833974244" text:style-name="L11">
        <text:list-item>
          <text:p text:style-name="P76">opened — выдается при открытии базы хранилищ</text:p>
        </text:list-item>
        <text:list-item>
          <text:p text:style-name="P76">closed — выдается при закрытии базы хранилищ</text:p>
        </text:list-item>
        <text:list-item>
          <text:p text:style-name="P76">storageCreated — выдается при создании нового хранилища<text:line-break/>Параметры</text:p>
          <text:list>
            <text:list-item>
              <text:p text:style-name="P71">StorageId id — идентификатор хранилища</text:p>
            </text:list-item>
          </text:list>
        </text:list-item>
        <text:list-item>
          <text:p text:style-name="P76">storageRemoved — выдается при удалении хранилища<text:line-break/>Параметры</text:p>
          <text:list>
            <text:list-item>
              <text:p text:style-name="P71">StorageId id — идентификатор хранилища</text:p>
            </text:list-item>
          </text:list>
        </text:list-item>
      </text:list>
      <text:h text:style-name="Heading_20_2" text:outline-level="2">Объект script.<text:span text:style-name="T103">D</text:span>evices</text:h>
      <text:p text:style-name="P8">Объект, предоставляющий доступ к управлению устройствами. </text:p>
      <text:h text:style-name="Heading_20_3" text:outline-level="3">Методы</text:h>
      <text:list xml:id="list4983013838496550429" text:style-name="L12">
        <text:list-item>
          <text:p text:style-name="P77"><text:span text:style-name="T104">d</text:span>evices — <text:span text:style-name="T104">возвращает массив идентификаторов подключенных устройств (строки в формате UUID)</text:span></text:p>
        </text:list-item>
        <text:list-item>
          <text:p text:style-name="P78">device — возвращает объект Device, предоставляющий доступ к подключенному устройству<text:line-break/>Параметры</text:p>
          <text:list>
            <text:list-item>
              <text:p text:style-name="P78">String id — идентификатор или имя устройства (если имя не уникальное, нужно использовать идентификатор)</text:p>
            </text:list-item>
          </text:list>
        </text:list-item>
        <text:list-item>
          <text:p text:style-name="P78">registerVirtualDevice — регистрирует виртуальное устройство, <text:span text:style-name="T106">возвращает объект VirtualDevice, позволяющий управлять поведением устройства из скрипта</text:span><text:line-break/>Параметры</text:p>
          <text:list>
            <text:list-item>
              <text:p text:style-name="P78">String id — идентификатор устройства</text:p>
            </text:list-item>
            <text:list-item>
              <text:p text:style-name="P78"><text:soft-page-break/>String name — название устройства</text:p>
            </text:list-item>
            <text:list-item>
              <text:p text:style-name="P78">String sensorsXml — строка, содержащая xml-описание списка датчиков</text:p>
            </text:list-item>
            <text:list-item>
              <text:p text:style-name="P78">String contorlsXml — строка, содержащая xml-описание интерфейса управления (опционально)</text:p>
            </text:list-item>
          </text:list>
        </text:list-item>
      </text:list>
      <text:h text:style-name="Heading_20_3" text:outline-level="3">Сигналы</text:h>
      <text:list xml:id="list8753182277185719439" text:style-name="L13">
        <text:list-item>
          <text:p text:style-name="P80"><text:span text:style-name="T105">deviceIdentified — выдается при идентификации устройства<text:line-break/>Параметры</text:span></text:p>
          <text:list>
            <text:list-item>
              <text:p text:style-name="P79">String id — идентификатор устройства</text:p>
            </text:list-item>
            <text:list-item>
              <text:p text:style-name="P79">String name — название устройства</text:p>
            </text:list-item>
          </text:list>
        </text:list-item>
        <text:list-item>
          <text:p text:style-name="P79">deviceDisconnected — выдается при отключении устройства<text:line-break/>Параметры</text:p>
          <text:list>
            <text:list-item>
              <text:p text:style-name="P79">String id — идентификатор устройства</text:p>
            </text:list-item>
          </text:list>
        </text:list-item>
      </text:list>
      <text:h text:style-name="Heading_20_2" text:outline-level="2">Объект Storage</text:h>
      <text:p text:style-name="P81">Объект, предоставляющий доступ к хранилищу данных датчика</text:p>
      <text:h text:style-name="Heading_20_3" text:outline-level="3">Методы</text:h>
      <text:list xml:id="list5238717816034711888" text:style-name="L14">
        <text:list-item>
          <text:p text:style-name="P82">isOpened — возвращает true, если <text:span text:style-name="T111">хранилище</text:span> открыт<text:span text:style-name="T111">о</text:span></text:p>
        </text:list-item>
        <text:list-item>
          <text:p text:style-name="P83">valuesType — <text:span text:style-name="T111">тип значений в хранилище (строка, см. описание протокола взаимодействия между устройствами)</text:span></text:p>
        </text:list-item>
        <text:list-item>
          <text:p text:style-name="P82">deviceId — <text:span text:style-name="T107">возвращает </text:span>идентификатор устройства</text:p>
        </text:list-item>
        <text:list-item>
          <text:p text:style-name="P84">deviceName — возвращает название устройства</text:p>
        </text:list-item>
        <text:list-item>
          <text:p text:style-name="P84">sensorName — возвращает название датчика</text:p>
        </text:list-item>
        <text:list-item>
          <text:p text:style-name="P84">readAttribute — возвращает значение привязанного к базе атрибута<text:line-break/>Параметры</text:p>
          <text:list>
            <text:list-item>
              <text:p text:style-name="P84">String key — ключ</text:p>
            </text:list-item>
          </text:list>
        </text:list-item>
        <text:list-item>
          <text:p text:style-name="P84">valuesCount — возвращает количество записей в базе (измерений)</text:p>
        </text:list-item>
        <text:list-item>
          <text:p text:style-name="P84">valueAt — возвращает измерение — объект SensorValue<text:line-break/>Параметры</text:p>
          <text:list>
            <text:list-item>
              <text:p text:style-name="P84">index — индекс записи в базе (0-based)</text:p>
            </text:list-item>
          </text:list>
        </text:list-item>
        <text:list-item>
          <text:p text:style-name="P85">getStoreMode — возвращает тип самой базы, определяющий способ хранени<text:span text:style-name="T108">я значений в базе (continuous, manual_sessions, auto_sessions, last_n_values или memory)</text:span></text:p>
        </text:list-item>
      </text:list>
      <text:h text:style-name="Heading_20_3" text:outline-level="3"><text:soft-page-break/>Сигналы</text:h>
      <text:list xml:id="list1068491476939005144" text:style-name="L15">
        <text:list-item>
          <text:p text:style-name="P86">newValueWritten — выдается, когда в базу записывается новое значение<text:line-break/>Параметры</text:p>
          <text:list>
            <text:list-item>
              <text:p text:style-name="P86">SensorValue value — записанное значение</text:p>
            </text:list-item>
          </text:list>
        </text:list-item>
      </text:list>
      <text:h text:style-name="Heading_20_3" text:outline-level="3">Дополнительные методы для сессионных хранилищ</text:h>
      <text:p text:style-name="P89">//<text:span text:style-name="T109">TODO</text:span></text:p>
      <text:h text:style-name="Heading_20_2" text:outline-level="2">Объект Device</text:h>
      <text:p text:style-name="P87">Объект, предоставляющий доступ к подключенным устройствам</text:p>
      <text:h text:style-name="Heading_20_3" text:outline-level="3">Методы</text:h>
      <text:list xml:id="list1528974664157141383" text:style-name="L16">
        <text:list-item>
          <text:p text:style-name="P88">isIdentified — возвращает true, если устройство идентифицировано</text:p>
        </text:list-item>
        <text:list-item>
          <text:p text:style-name="P88">id — возвращает идентификатор устройства</text:p>
        </text:list-item>
        <text:list-item>
          <text:p text:style-name="P88">name — возвращает название устройства</text:p>
        </text:list-item>
        <text:list-item>
          <text:p text:style-name="P88">sendCommand — выполняет команду на устройстве и возвращает ответ устройства (объект с ключами ok (true|false) и value (список строк, возвращенных устройством))<text:line-break/>Параметры</text:p>
          <text:list>
            <text:list-item>
              <text:p text:style-name="P88">String cmd — команда устройству</text:p>
            </text:list-item>
            <text:list-item>
              <text:p text:style-name="P88">Array args — параметры команды (массив строк)</text:p>
            </text:list-item>
          </text:list>
        </text:list-item>
      </text:list>
      <text:h text:style-name="Heading_20_3" text:outline-level="3">Сигналы</text:h>
      <text:list xml:id="list1496035047137309962" text:style-name="L17">
        <text:list-item>
          <text:p text:style-name="P90">identificationChanged — выдается, когда устройство подключается или отключается</text:p>
        </text:list-item>
      </text:list>
      <text:h text:style-name="Heading_20_2" text:outline-level="2">Объект VirtualDevice</text:h>
      <text:p text:style-name="P91">Объект, позволяющий организовать виртуальное устройство, управляемое из скрипта. Является наследником Device.</text:p>
      <text:h text:style-name="Heading_20_3" text:outline-level="3">Методы</text:h>
      <text:list xml:id="list8463635017135232125" text:style-name="L18">
        <text:list-item>
          <text:p text:style-name="P92">writeMsgFromDevice — генерирует сообщение от устройства серверу<text:line-break/>Параметры</text:p>
          <text:list>
            <text:list-item>
              <text:p text:style-name="P92">title — заголовок сообщения</text:p>
            </text:list-item>
            <text:list-item>
              <text:p text:style-name="P92">args — аргументы сообщения <text:span text:style-name="T110">(массив строк)</text:span></text:p>
            </text:list-item>
          </text:list>
        </text:list-item>
        <text:list-item>
          <text:p text:style-name="P92">writeInfo — генерирует сообщение info от устройства<text:line-break/>Параметры</text:p>
          <text:list>
            <text:list-item>
              <text:p text:style-name="P92">args — аргументы сообщения</text:p>
            </text:list-item>
          </text:list>
        </text:list-item>
        <text:list-item>
          <text:p text:style-name="P92"><text:soft-page-break/>writeMeasurement — генерирует сообщение от устройства, содержащее измерение<text:line-break/>Параметры</text:p>
          <text:list>
            <text:list-item>
              <text:p text:style-name="P92">name — название датчика</text:p>
            </text:list-item>
            <text:list-item>
              <text:p text:style-name="P92">value — <text:span text:style-name="T113">измерение (объект SensorValue)</text:span></text:p>
            </text:list-item>
          </text:list>
        </text:list-item>
        <text:list-item>
          <text:p text:style-name="P93">setCommandCallback — устанавливает функцию-обработчик для команд устройству <text:line-break/>Параметры</text:p>
          <text:list>
            <text:list-item>
              <text:p text:style-name="P93">Function func — javascript-функция обработчик (должна принимать 2 параметра — строка-команда и массив строк — аргументы команды)</text:p>
            </text:list-item>
          </text:list>
        </text:list-item>
        <text:list-item>
          <text:p text:style-name="P94">reconnect — переподсоединение устройства</text:p>
        </text:list-item>
      </text:list>
      <text:h text:style-name="Heading_20_3" text:outline-level="3">Сигналы</text:h>
      <text:list xml:id="list3244351402536246898" text:style-name="L19">
        <text:list-item>
          <text:p text:style-name="P95">syncMsgNotify — выдается, когда устройство получает от сервера сообщение синхронизации</text:p>
        </text:list-item>
      </text:list>
      <text:h text:style-name="Heading_20_2" text:outline-level="2">Объект SensorValue</text:h>
      <text:h text:style-name="Heading_20_3" text:outline-level="3">Свойства</text:h>
      <text:list xml:id="list6249504121837353218" text:style-name="L20">
        <text:list-item>
          <text:p text:style-name="P96">type — тип значения (строка, см. описание протокола взаимодействия между устройствами)</text:p>
        </text:list-item>
        <text:list-item>
          <text:p text:style-name="P97">time — временная метка (для значений без метки времени отсутствует, для локального времени устройства — число, для глобального времени — <text:span text:style-name="T108">javascript тип Date)</text:span></text:p>
        </text:list-item>
        <text:list-item>
          <text:p text:style-name="P98">count — количество значений в пакете для пакетных <text:span text:style-name="T112">измерений</text:span>, если отсутствует — 1 по-умолчанию</text:p>
        </text:list-item>
        <text:list-item>
          <text:p text:style-name="P99">data — массив значений (строки для строковых измерений, числа для остальных)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Mono" svg:font-family="'Liberation Mono', 'Courier New'" style:font-family-generic="modern"/>
    <style:font-face style:name="Nimbus Mono L" svg:font-family="'Nimbus Mono L', 'Courier New'" style:font-family-generic="modern"/>
    <style:font-face style:name="FreeSans1" svg:font-family="FreeSans" style:font-family-generic="swiss"/>
    <style:font-face style:name="DejaVu Sans1" svg:font-family="'DejaVu Sans'" style:font-pitch="variable"/>
    <style:font-face style:name="FreeSans2" svg:font-family="FreeSan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text-autospace="ideograph-alpha" style:punctuation-wrap="hanging" style:line-break="strict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ru" fo:country="RU" style:letter-kerning="true" style:font-name-asian="DejaVu Sans1" style:font-family-asian="'DejaVu Sans'" style:font-pitch-asian="variable" style:font-size-asian="12pt" style:language-asian="zh" style:country-asian="CN" style:font-name-complex="FreeSans2" style:font-family-complex="FreeSans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2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_20_6" style:next-style-name="Text_20_body" style:default-outline-level="7" style:class="text">
      <style:paragraph-properties fo:margin-top="0.106cm" fo:margin-bottom="0.106cm" loext:contextual-spacing="false"/>
      <style:text-properties fo:font-size="9.5pt" fo:font-weight="bold" style:font-size-asian="9.5pt" style:font-weight-asian="bold" style:font-size-complex="9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, 'Courier New'" style:font-family-generic="modern" fo:font-size="10pt" style:font-name-asian="Nimbus Mono L" style:font-family-asian="'Nimbus Mono L', 'Courier New'" style:font-family-generic-asian="modern" style:font-size-asian="10pt" style:font-name-complex="Liberation Mono" style:font-family-complex="'Liberation Mono', 'Courier New'" style:font-family-generic-complex="modern" style:font-size-complex="10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weight="bold" style:font-weight-asian="bold" style:font-weight-complex="bold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11T12:35:42.020424900</meta:creation-date>
    <dc:date>2018-08-17T12:05:48.440658689</dc:date>
    <meta:editing-cycles>278</meta:editing-cycles>
    <meta:editing-duration>P5DT19H42M4S</meta:editing-duration>
    <meta:generator>LibreOffice/4.4.7.2$Linux_x86 LibreOffice_project/40$Build-2</meta:generator>
    <dc:creator>Денич Андреевич Беспалов</dc:creator>
    <meta:document-statistic meta:table-count="1" meta:image-count="0" meta:object-count="0" meta:page-count="12" meta:paragraph-count="219" meta:word-count="2455" meta:character-count="20346" meta:non-whitespace-character-count="18068"/>
  </office:meta>
</office:document-meta>
</file>